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x000000000f1Cb124a12C978020F75cDD9aF69d1FF8118aC705221C61369F6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056E91576576DD935d37CcBb9800C39383a314cbeBf7579e77e45684E5E2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x0007fa7850b0cd63c7Bae3fB9E3d228C0ef288bA5091ab6F3Bb26f1E14fa3A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00830dc345b616BFc853CF41BDF70DF3C6dFEE8400c1d972234c719DF22b95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x00088474F689dB5CBD626b8090256c7D7646443494594538b8F924e457c0E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09612a1528ee81544e9cAFCa8165F44769C16780BD011fDD65134630D5f56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00D4575d48d6973e056C2d3f18B54c206F3530e346530E0831500911DFaFb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f1F5b60854D1721b287aa2f7DE8CEfdEf643541aD4F9C0e3560d36A9c178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x0010fA0386DC01Fae60Bae35f96ceD727F080c92f2872A45295ccD446e8A2c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012fCAff598a4f4eD71FA700c40BD220431d31Ae7B866D85b7F20929876DBA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1505D2aA3FCFd94Dc22b580BB6d0adABF4e2556b3Aa6f05A77DF5a832D3bDd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x0015E403e237e10852a1176467A40699F5791cfB30Dae34Fbe73f6E09a66798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0182c26C4378DD46aC8E243c5d3b544C71da29A4C7a99862445C733Ec122f8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1958e49881364Dc0e6298680058F1cB23B7Fb99255c784F6b46156A1E791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x001Cab7f721Bd938b1DBC1B80b1da4a0cf102891da7E309E46cA084839A45D7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1d94b9A266053cf2E847E3522fCe74aA2F559DEE9c5A7D9649138CaB288c0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24A625f7483B572eBE6886Dd21a13E752f4A6452E6BfF56b465Be849Ea10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025864D5CBdD659952F5f0bcc9376aCD007cefd55DC6B7bcA2c3Ef20f804D6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2861c56A9fB03a29736b70b2573b371b26504A7FeaC4849AAfa953F475c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28770919A1ceE54c1abe1eBAC5667Aa380095e36760892af65A23e8966c92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x002b3f0a69DAa1153D04Da176615f9854fcD418bb3F1e5955e6B604fB6ad52d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2CD20AE555A60B85C6B3afF398a0Be6F508806160ce238f5f6b9EC337f1ef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2e98b7Ae82403DB934C548FcCfea350eE40470Eab4f4A863502FB0b3Abb64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0304f6b75156Eb39AB4398C93938352619C846e1728b84aC9f87b88c80026c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35Dd8e05a39fB93AE3508049D0D6b171Be67a9D6f633c1b67ACBb291032a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36F2f79e1844be5Af31d1bcdA39e2310bDD17bcED99A5220c46876c7010a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376ED0eaC797fBdAad58dF2052C242494eca768af9692B4020e05AE530bb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3A59804D7C10F762acC6D924C4fDE9f326946E9501cf71958f9A60BFeB8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03AAa8d919E5681Da49a046eb918835e898689d531d55a6b5b8aa027F86E9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3b4635841fD07ddC35E79c9844385874d478ACD1127cCD71E975d6EB8304a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03d899C3AA46eCE93b093510aB0bF2Cb896DC98626e2c30946E8fa64276B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3F6eCfeF5bda7aEca05aC44ea557a5280e18682cc6Be02366d7B7d8ba9A0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42fa138a43E5c5E2b6B850D94e2D613349aBe51581d44c6cfc861A2dE227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431B51cf6C9F996dAD659531375A84a2754c8302DB6e18a98a1e79F15b28B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4478FE723DdAF66C2f668671aEEa2713D43B79148806684679BFDd928194f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44Bfcff03B4C37b885fb74437A1C73bB21BDDB9bB6055b8926081aCd5dF15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47ae74363E3B3C112F0A2515fDB372A5505a663c4Bf75b6eE53F2349978a4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x00497c7E584A53887C7B30B118F4C33Bf137E479537e6E1D145dC2650288DB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4B9160B6e6c0D06d19E987b31bb328e664E798c5329c1aedb4a88Ce9a914f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4C505506F28093933614176F49E4fDa7e9C85656fCFACD5B348033B9E6159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04fD7df0e66127D5Fcc9619a58946a02bdB7e51E776B8602a3fC146f2BcD3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50930cC00ebBAC3C9F580cfA0845501765c9ecbFDEfe4e4a7Bf145B18d15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51AA19015dd73641D18928Cbeb2B5857d2AC689205B1B5805aB22a088e22D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53a5a9d217072F2d4aa98b384f9FB73e655ED1Cb11A1432d9A95F1102D49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53C025290062AaF8a89d3C93A369F5f7b15a7148b0A932c6334066acc661B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x005577Adf00DcDf4DAfFA7aDB4E1db0ad1B6EEa0c51a06AdA66Fb36D25f5F6C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5853d8375DbbF85D1a20A67E5131bf11288c8ca76d0aF2c46284d1D09B6C5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058937E4aA92f762f1131987F0fcfE2dbC7590382c9BeA1887413E5E484E1d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598ea9D163Fc823186f4615BC180DeeCF4a3A5E03450d3c34512e9674C8bb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05b679F1702F64f6E3ad1E4D6b638b007A22127f87ac6E3599DF5eD0B99FE2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5b879C3932F9ce738110966271628C20053Ea7Af6A428056e1430E2A7e59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5E7AEcc7C6cfB9896fd09Bcb69F7fEFDFaDB9Cf3794cFD92A88e6dD36FE2a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5ef579DF666BB6A7654c5150260B8e6BcC2f11Da011a22962b0056579972F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5f69DD95a8F4D1C032952Fb835b895fE0Ea93BFE1f1B0c91Ac9Da42A784E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5FdC68b9977551486726D545D8a0c4066Fa7c3D766aBA4B2c2262aEcD545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62b18D9869E0bf54c56492Ea977CD642a7E6A7C0706CeAaCC96680BD5FBBF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062baaD49F65B080b09E7a263805f9b74E2e4036Eb8AD5E4486e03447aD59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634Cc47A19705C61A34a751bC1b99B53b4F3012751584421D20AC4d2C9B6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64F5bF4e1bbc3d13C43d84B50bFBbb2d2B74c7DAbFF52E4Cc9fc681cddd95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652c804A81dD1b8B1C3dA9a682E7a3a36F735b48b574e3C41cb519197bDc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0680AFD6B0843E7851390521D87e849f010bABBc608BA53dcFf02b1c0FCd6F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6b4a8268cBe3Eebd1C7016A51Af5f11B5EDfbddd4D283789c0134259Ce78B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06caC7a636aD05FfaBf69ad51Ec1ce25602B0785Ade6aF5eF8f7B423C0e50b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6D32cF6d98B5f5F94BFf7f26e686813A138F2b0D562A2AbC9ef1FD754c850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6e72805ab92272CcC743103730201D3038a1491DD8b18bF3dc0f9f4CE530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0707B68C9BB05c6154Eb35ea8Ca49cb12D223c9E18905CD4E54be1d1E2cd96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0712085327a6B77fA844508d43fC9D3883587343Fdb7246b126dEb2FE0B94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x0072f31a061fe87050dD2a13410267432C428d1D7B8f5624b892b64367114a8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x00738d37A9BB8420E6FD7B49077Dd02bc6cbf5f66217C80D870f46B45bDCeB9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74b3AC53A9e530C1f5414633C01e3f298318A1B2E6eDE517f6226a188402d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07506de8fAfc710ECfF05a5A59e5f0bBa86FB194CA96648314FC3bce9FfCD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07518A3810c8204fb4377DE22df74ed80857368795B936A99CA70BB0fda8bDd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x007C2BdC4b07344dee214146e76Da263D44490452A2F931EbA07D69d25cE54f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x007C4aE4fDc41BC771584ea68054298eB2423EE0cf0ba97F337E85db80aE5d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07C55d69430B2857c5f657aAA5B767DB9Cd5CA2725DE9CF887ab6e58209A8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7Ca3A22d6C2a0341e8DB839A5BdC3E93E6e1414e3021E4d99FA75Ae50291C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7D4EF4C8000858C8930Dc7E95fC2F35cC7542413dF00dED717Df3a867e63c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8129F056e833c0D59B8cC2eBF2052C098Ea05D5E9D54F83e8b3a335ff2b2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829c86e3F9dde9c3d7a3DC3F9599bC5783C9fCB372F4792A34f5c7987B1B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83510FaB1f1d726445849210a2eD9AD30aC178123469B10776c78835f8966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83C7E4Bb2ffca486628f71377DA8DDD08cCaD8e285aac819cF90644f89F9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844e88b9931833242687D5eEE563450A8c83FCeE9bb4345804547693edAb8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852de3c9cBbc7937B8e0A26C32313382C32CA831f38e0CFD54c2e1488F55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871Ae9183c2Be92a99E0FBBB7774a2A72aD5Be2E1Ab4a09Abfd8F85dDf0D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87fa1BabbF5637aceC95ca68399A1A2ACE8fEfF531CC7Cef585399afCD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882e4c83c5180d4ADd53a0D4C3eda7692C3bd5ee63934472fA28B7a15e92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088785dEb2A2cCf2E9715ff3d52513E3528E5B68BF9E9063da9e77d20B391f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08973edAd9d23D6E02F0227D534f942bEae0874DbC5a6fc04afA489638ec9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0897731B4977a14A577715069a573665572c1eF85E5877F4aa5C7C7d5dd570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899EE9a45542fE71Ab5B93BBCD33301a1C7f37Ec153aDd81Cf7Ad695fAbe4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8b30C91F9592Ee13A58A8DFEB378D9665A0bA25C398004d5208c811c251B8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8be79Ad814c519b74Bea4Dac11e74Fc47B70F206c6656c2a44eDA88B2C07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8cCDCFcA4c91e0E3AD18FB33C498701d536a69EB7050Eb637937CeeE3926F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08ED3AEAa42821Ea10e58793F013e13F6669d3B34ad9269E089120c50581fb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08f184f45861bc1D92dc94D609543FA61008aAb6D687a0783Accf39ccB5EB6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90ccD0DaceD9DCa3C7C7AaF74BbE862B90cCe88C1611816a451cAaE95aba1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9153c3344ECf28213b730c016751E838374dA62a7572899f0e638094Cd446f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x0094a820146499d8E8Ad92088b4d028128c6f3FA017B1E741e111EB96a514FD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94D5724B4b02a0E8bb51d9FEc9fc621CcFA7F4fd12c4EE0C2Fd3b7d5918B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095C91Ee299C6E10DC5867d145443CEC5Dd5D624a87dD02788107E8728F48c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095eEF6Dc915AF80500FD3A85B25B1815694765E4af4eFBeB1b2f84cCd5Bb9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968d7FD76146d832943dF005b601D1A5DCB299365dB9e9877606c84bA464F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97f77Fc6Da6363b3A8a3a1FD546E4c5767f8750a0CEdA4aA63F2291b90E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9c098f601080C37C9a61e09af04f0C6ce80575aF54BFdB90Eb1Bb6b666e2f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a18C10783BF984fEAcf3d1367e1020EFa0818Da1769ef986Ae13676b1B8eb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A65a91dE8711c44Ba8A9646ADcCC83B0Cf38305a049ca16d17706BE8499E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x00A68A44720d9857AE85CC29355424658e52057Fb0E50e7E9194ae1F60405e0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0a7C0FB564B568079923185F3fa5bcBa226B24e64e49193258A3b44f28E9f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a85C00036F5919dFCe2943982E91d8d2d58c99173DD8e4ec4AC16C4E76F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aC1249e2C0248B3dF3D30C306597496653759cD9eFBDF47f91Bf1066408dD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Ac134f1Ab45ce15F03B991CE83F60f0d9C5C372FB7aAc0DFe1BA482Aff49a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0ac702Fc51876D3Dcc7f28619b5d6863eFbF16735c06803f58d6B0C75C8804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0AeA72d025Ae2F361afAcb86Cd58AAAdAA7bD4a961CC56fB0F3D8087476BAbd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x00aeeF18dC33c7d6a4B5FCE98703BEdA1C8a78f16C2055694B976Bce7C45005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0AFe7d44429B2AD6fF0470807De32E953D516c28D8a999F887c4f69A84FB6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B18fd018f15bAC1ae33D9D5E361C5Bb9C0fCaC631E3f6FA9A3e37f6eF46E4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b25a1F37d248Bae9D3ce9683A5713560Ff3FEde6b9d78D4F26d37B9E5A53b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x00b566Cb769B83b366A551f4B47Fb33b47C209F3902De1BEECD45E1FdEC6e0f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b65291c61EB2eDFeF98791BE7ea8ab85835C20B5Dcd8cA627da8940306C0A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x00b8638f58B0c4275dd140597123306Cd175B3c67A3cFe81A48a30dB9c87A5c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b981D7C4B421AA491a36D118335a045F9C59b2F336818b982aAa58B27FaF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bCbbd67040983a0d205127d82187706B5B3eaeC8bD123b5E0E79A5798DA6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beAACbb054a636e3e83A40438ac34b1bDBB84e999E6741EB715cFE2a96f5D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C232C801707cf7eE9B2EED89407b2acD9f9C3973D27a3EC79D468D7da7C9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C87Ae37cd5A10B79905085c2F73d3001F8f4627aA00bb6EED12C33ADc8b3E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x00CCF4767A2DF9FB8d5aC9D79e2e27FF2777476D9CFee4058ea1B50c235e36d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0Cd58c657784c0Ee7bfc21AF4829a246C25AB1D91D8A16dFAdB12e09a6b394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Ce737f6DBFdae498B1667fBcd58fd30775bB6481380B52Fc51ef12F9DA60D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cec5542fDb197a2fA2407585A22931F6C29199E3c4Cc039F79620aec9E54D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D2c7702c1A7b6BaB865bbBd45bB1B87982984508F2270E19F3Cf9f16fE0Ca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d82A41ca8E9C317139DB7Ff341fEE3BEE3af5f536014db74641F148106D48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d90FD6AA27Edd344C5cBe1fE999611416B268658E866a54265aaf50d9cf28D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x00D988d1d53313e4992A5a9b8c8dD2ddCc69271df1A0094678B90C4613C431F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dBA31d74e608444aa7E8A3c42AEd6569cC98dAe2b949bfd6994c73176ecc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0DC3fc9eF68Ac934d2975DF935B4709eC4A7A3b5d4CFeFE35b343ea66e972c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DE75F0fEC83a5F12144D7AAb5d063B128951F14fadBF66ECccA6648807308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0Df6b74A33B5BB1a8754e10cc9539A4d18684FD07D28B472B5B7A603da7B9c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e082b427f809Af55Cf36Fcf47eAcC1C605aDBA4369EC2d68D68b812bF4a0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0e0A31c27622282b6b45DD98C7EA3124c95effe5A71423A29017F5A1Ff5cc9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e3e5c07703A60DD581A75b505EF71F00B05cB78C2627E34151B86298518fE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e3EFE9676276a37c5DFeC7245cCdC551C182393E597B9dB6C3eb82ced75DA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e3FcD9E86056F035E1D2c85Fd03Db322FFe452fF4023b35cE0F639E35b4b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e5700C21B1037728541A4B3Ffa47B8c11f655FE307579B9a47c3a086E33C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e5931DB3BB0433DE47fc00B0BdC2981Cc1907D2e92307Bbbc090D5AfeE7A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E7f7c606777486Aab90CE35562e13ac7c070C8CEd3aC9AAA86f406747AAF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E9b595B46CE06DbcECfE5acC30aad843C2A9512a75594542b143Fc778fE09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Ea4Bb234D424c296DfB4f73B0bab8eF1D7FBE27f6f31094C8406a7b2e07bD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0ed6885d773d1b2dF98D475736560Ce9b2b21687DF2836E6fE4f1aB0ACB40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0F1b6A6Ed9166dfeBc0273E56FadD39632097cA8786F1Cf3098AA656CF46f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f2A81D3695e142dAF18caA58c6c2eB43Bb9f0061DB43d4048763a86927717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f3999133f25ac1017d6B9B8892c6B792876BF8C1B37E287843df79f168f88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0F8D7eDE047A67A97fB4d8c4CdeF7a9f8172fB4b7e13FDaA3FD4ac4C25337d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f9a4E00f62de3B6Ed11704984eF59ab194eF2Dcc69E7cF6D58a633B628Dad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fAE43Ae5615008f4862c886f3504271e2345B19841c95D96ABD0393dCF5E2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0fB195BaE48AA55e79595671121F7FA76Df92a9987A1FA5D2B87d5801eb861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fC6995dF10B0Ec62a868E196d626960DDB5413aDCE59bc206c48891b16f4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0fdE61492B6238caE92913eC78cfcD18Fc47B8E6c1ED228C74dD2a080C408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0Ff624Eaa214495037F5A39582ED4EF408F1d539A5bC3260AE9b296f96319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0FFD45310414d0bFC1EcB01F7d51f3Dd6813cD0A180A4085987657a02fd4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000376b746Cfd082F641Bf0fc243799a13b45d057Da93811aFE00D19b6f16F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100725257c646f8Bc850013657598d6Ed6D23a5DD4D4cD2b803452D18a15eD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101B5a5919a178fd9F187c305c5126B83E50Cd3A863F114230207d1Ca33a8e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020E527483F64Fd7218783d3D1633233Ade0fd5926a3B1Af8DB14828DDFA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1021BDC547a9F182b387CaAd964255DF3ade92b00747410bD6fe5BBEDddDA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103A81c4C60fDc9f537602a028B85f39a5eA4B7B214950669A719D470664c6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x0103d155Db97D1e4c4915C8fE2865a170688f3A018eaD2414cf3DB9f1512eFD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103E91A8D96FF0A8a64F123A548159032b39455E6554D5787397f889a356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10486092a74377efcc93FE088CD52d977c2e0fEF53B5D69b314a9fb6522c4A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x010916aEcbAEA4e7806Ac13e1df151580Cb7115CA6fe9224E2DC16e906B731A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109C0266D0d7c3074e853dEb39cfdF9c68e475C67fF501637a231f668444E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09D2059ABFc773655C1C49D13fC7921CB56d3BdeDac9119E7AcA1002da90F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0A3CDb2da544CD1c9024bde8223c38327b0e70355b9BCc45E05FbE6B2131F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0AEEaa11D863f2E53373106E6807CEC1FC6e8ED95A4e8b710665B7068dD8E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x010AF9fCE3fefd61668f5EcD42780AD6A9F1c6641157E0B8800de834C15d7eE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10b396134eD1aFA07Ad9B0921f2D1980A20d2edc881B0BDB357695950A7873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x010Cd5Ec76ab0cEC4203f6D28FD94Ed484d5B480485406d1DB313b2f95B604B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10FeAa4F520b8188a1CD8FC1e8c727420DA1A65ca20dA20121132A417A715bC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x0111580E6E74B8c5458c6ae43a17135959b06dEE2F8c7d53D1C242E4dEdA06A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11c0C354802F27e91B9d4E613f8F1e6F0a7021E076E1fDA333ad4B5613A8e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1203908E62f637a745f62253Cf077A3AAa30e2b601c16AE5F6Df98485a79A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1229b1381a58949798e5EB2E0Db2e02a452a6fa851E7170D8B08fC7958c5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1280072042046907EBB06cd1622C5b3237adCC80033E4C07D9BbAD6b6ADD4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12a5Ce025906a63051d275eADF04F2694D7025C5856F562aC118177750a58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12e50ec1A576be9E2E93ACb2ED064bD8b635D477a12365c159D233909093A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115BC7dBA6224585a6C96492c8F7AE4315317eBc015D38ACaB5779478c0a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15d39728Cb7b9DA37428334eaCf88e8037f4FD1d76910Ad75e906090a72be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186191e4c186De7CF3157BFcea302B09C3A767ED0E3d71e17480D51e0808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18A737325D98A9eEafaa4c35C9ACda383a8c36493AeeDCeA708a4702dE06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1B0E36b8d08e731D00245DE4b0428AbB2C58056beeA41f8E0C6e622b601F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120FDbF1c6CfEdd0708FD62d674cce0EEC51d0e141F74F8753437d591Fe26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2333fe299570bDf667A2e650177D4EaEB8ad161A0370D5d7487581CF9f489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23D6579bA258a06bBb11567b31Cffd9DAd69347B60Ca18d4b55D67CcaF15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241e57ce3A43FDFf8B95D2707631613d635EEc575369aD2516209D4992EE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124982b43492829f344345086156630729244c89D15d27B962BC5EAd717D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2808E7C02576A97A5c7662f924800914C1bc874D5BEf6e3a7922041E78bED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28FaEEe5955e9B44CC57e04e1cA4850102ccF3018F20c1B4fF08F6b745819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29069263853Ef3F487043bd39327A5d7f78557eF7BD8F6C291767Ffa95bB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295E6baD08C1e956f6D364D4C85798774488993A72B7bC6F77dA7980008B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2E55027F4975EEbcB4F42BB63e71E192dbA9B504e010f8c9e2822A237DF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12F7068Adca90AEC2339547fa524098d3710d984850AFa98C0629B725f9595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3157a8F92Fca42578e9348cfFde5f26E1f21416C61D8aC6858CE9cbbf5082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1336d67158ce910B06FB2EB2f8eD090A36AcB10a3B3784F456155d3EeDe51a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134AfBCa4A2D8218E823ff6277E2BfC78EaCe494e62DCDC78aEfC98990c12E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35CCe628a30Db83990f370aA0228B400e9375bfDfF4905e4CBDCD13Cb20D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35faa783A11Cee068CF6424DB10F59F252941c4067c243495C7b76ea327B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1364F3950C9BC07dB8DE68bD617c4Cabbde692862E1c0649003727fc997Ce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1378693E2EB90C249C497F3f06Cb81102bF71536afC01b5c2320387b81f0dD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1383eB2872E594FfdA60114a8a6A151505a083629f9eead70bB082BcD3F213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x0139dC2aBd66e241DFDcFE4a5b60014Df6CC2A0f26b548FB21f3e21Cd9F386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13d803E6Ef91997eB661eA0FAF107a55f04bd3786930f287FE6785F5072fAA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3fB72Bffe2B0417e4f838Cf23e9aaB1F014c9456cAA494e1475A10DBc56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416FaAd6bd0c77EE2D9C01d3eCE16d606bb17a4B186E38cE05b3c66acea77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x0141e860f86AdDb7DF692ccc2c4B877a77b9fBeDa3e96be60ba3D56D306acee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4496721520DDd8C21e64f7a3eb5e6b083646840392Dde90E7D0Df4fEAECBc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44d8c1d0aED3Bf5CC7477994419D5D6D250B7d37Bc4B1dc9a55672279Cc4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x014657D1b7053064EbB3EC5974775893B92B3094DD3510427CF880cE34C0e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46Af6F17e6977476D2805F9a38Cf45f7f01fD19D78E22B0421db79cF4eD79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4720f80817C6f56cB0d47BE6c43A7094570ea6E7399E31E52A1a090B1d21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147F9d7b2B93d12286F2935dd5d641a384AF7c5E3897A0aa03C13424FE4C7D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14d19F6d7ed1289405C328B65b0523C728585Bf7D6De6E670145C7d4F49A5b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4dc4C937D276ACb83a701f6e4f2Dd52f059C7Fc7e67370122A4bc9238e74d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x014F5EdAE5E0d81151D4779Bf472B15AC39354043e8aC84694867636e428AD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152e10A0300c0ecFC6161F314Ac7C61F02c12559dbbaC5bD188Fb0831A66CA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52FC210C4A25c8846ea922CB3915Ba153927EBb6e0d8c5263b740F1413De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15478b089c4A45e2C1319a02B4e4e46e0515BC281b92bb6E71375Ada08886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154c4A6E48B66BD77E8c7786e2De6A037aF7104CFbeC10F9Fb2E5CeDC0E56B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154E79740384cb5952418dbb7b70a0ce4aed45ECf3dF57Bdb365626E693f7c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558BEEA1b77EFa21d82c635b7540c75B88Cc5Dc777E79871BeBDe413438d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55A84CB13846239a22DAa4dC1dB9EAb1dE615A1C0ceb8052F6005B6E0CC07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155e28e1947350Dac90112f3129b74e3A58D38132c8c26f8552002D78c3656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x0155FD978FB145D99a05db652C7053c19d024A4d94FE0f3afde00A59598D398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57272fdD4F52fE98473263ab5Ba33B89921908378b70944285456cE4ac4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5759732a39F896861F80AbAEb7558F15Bd1c1582Cb00A3583D1bB1E2C56f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5Ac0627486621d594Fd5b3F5Dc93FE5957341f05737DC1e2C23Ff97F20DF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15CDB0b85511d8A469f06Cf5B347F456b13Ca50b94f2d624001F5D98414fF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x015DF630D10cE0fb9344Ca325843D38FA2DEe39CD66AC0Fa776A53274FDb59bF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x015ED81AC42C4DD750f02C103E727dAFC7d3F696Ab7CC74b7a97933F124185F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5f24eeCCeF2dA94E6d2C0c193A5e96ca5f29C4Db27Ae84d1787BDbaD49a6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15F7059d17244dBB1811D6a1FDB38eAa5cb3A07a0023e5E54432CCb0198fE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1601852f7241c43ae1296873E02c82A377Ec80dd06c18257BC067A2A377dB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612dEDBdd5AfA66A84E3b5097912955C59a2cF1F82713b63629c28eA136F4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6442bCF2d02Db8FB3A60Ea5A62b46b4c06FC43C44046E1834DE5112c7aCf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65117757A431F57ce55bB16c363834D1439939344c8E1cee2EB771415247c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165F776c43a0D6084bbF912ceabFDDe456cfCe624d9be80D97a954B06ea37D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66A44c26CA36b5d9de3B134C32357Bcb3816989c459d08dEa85101945B09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16Acd951985C358B4eA12d590a9DDb58dea33ABD7f3ceFC006535e9273C16E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16d1abd4a986308d123a8137681aF94476d8800881276f14EB3f85fbA5e47f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x016dbB51243208E4B142FC1132e514e43109eE620177b42D4055A5a9f2f8C4D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6E6A5bf5D5a28D3fB2e174Cb38E3ECe801412ee9f192eae9A1D13878Bdc5a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71552642BC4309ABC064972fe67F41c29FFcB4EFbBd488502E6b668FD498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72558aD0dFacD7eaBf5E17C3E4DeC1f2FaA636A15a53EDF994246f9fDb2A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728030102F730AccD2EC49fEEbD5F1423bC85887eFFb0d51d674Cd4004c7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734520351E55969890b2A391fE9AfAe07cA0a66e613824D4f8E7148084b66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75901A22cacfDD8a309ACaA2a71a640d902704d05478D6889a1Ab5721FF4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175d1A82190c8bf66C474Ee7668Cd8B92d53404e2C80E37dE9309B265F4F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770dD8d9bAc2046277Bb69204459335e9deA3F1eD5b89C551C66d1d380753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7868B06e8cf49139BbAaF664b927e25aBcC7FCE737b722F56F7D5F9c2f00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7C8Dbbe6B177E3Ab1128F9C5F71Add1830c76B416b10Ee227ce3c4Bb5BB0f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7cb554Ba912940bE134BC6909DB57E76Eb14e1CB96fc6a4654130CA3a935C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7E583F419B9dA8C39AD5246651076784aBF839C562Cd064462E0B2C9bD8a0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8034688c931e78e4F5b683477d7D998c31F5b0ec9f5ecB5370f92eb0C0F6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80f9E6c6cC47e2db5D888df7FB9f904fD59Cb1A559824ad4F6E597c7c86AE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181db7dcC7D83251cBEE2fAED3d06f1447EFD5Fb82431D5688a0da880560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81FE69dD668db5ad7b00C2Bf12aE829EBC20d072C20AE542D0541f48a290f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18606d822F75733D8834bBA2FCbc27190FCE4E6d44EB22F614E3a08786136a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86593460864523e0329a3E8b3A9b0833B582Bf1517c6679b16CaC39017C0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8b4f1811455bcddC4735b48734BfE94Aa2BD1Be767Bf9b7e0995b373A4e42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18C692b667E9CDEe0C60482F0dD1a73724C7ba3ACEF072EccAD50BaD38001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18C71bCf1ecd11ca3d05962795012C7ab478DB766425AB88886F2F663E1d53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x018d7624EDeb8d52C54dD77219726920f286D14090739962d9EE9938139AC2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90C2A8837D60F8d16D487C694217864054530186E5810E0c22a15591ee36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1916921952F06bdbd21d9F9a6c6995A9241013F50b874bA6646a166C33aAf6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920a40f2A045e25fE9FbB32DE99ccA961c45De9032A6E8780404490E0DeFe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9493b2DaB3362e562a16461044a9245C0d25C71E230Ed7aE2896cD74dd47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195251FCb2308B309eA03BBB75F22523B8e317B334F9F0D32e4635Dfce87c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19583Cf51D4c57BA13BF729c5D3E9E8F223418BB323AD8E6d5AD76F0cb6093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x01971CDc55660F7cd2ab1389B88783d3DFf6d3cD1af0aC5E44202E7649404cbf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x019790Cd3BE40f76B2c873a6b174ACc20fD3eD9E67DA9B6122948904Fc8dc1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98ed74Abfe17425E5D9217b02636Bba004f19da7d9dD3686e91cca13a533A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9939bC2639d58b39839763DABD21478864eA47e765A17Fb60AC65e371A22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9A688cC0b80Ae100a17350EB116aE6B91592e3836aaF915be1543eAFec7D1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a3AA3DCc6b9C933727D59510C7972D1813002717EDB426264F1cDB066830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1a5AfE91dE52Ee08A374F687B995c532605cc25415717CE14e3565A2C9D4BF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a5Dc94351B057473f6AA504B6e7205b0e420e556262Cd51320e6aDed3849f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1A6C66b54bAa7b7D1d4228A7f429776FACE6b5Fc1EC8b973D0d082b222D29D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A75155E453F700CBeC083b3b518eA78361cb62e21331092bCDCb93CC2A97C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AAb16668180108F39F637d0cbea47bE6D263B98acFcA9261517933798c57e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x01Ab891860e28Eb351714A4469205789137bC76C028eCebED0a75C3D542a89B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Ac3cbAFF60367a9c1c96E889dB1CBa9BE299e233027f3943ea6fa95e6B56C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1Ac6feD4FB4631Eb579d67A9fEb1CCAd74695D365DfB20f769ABb57332909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acD5B3AB59a4574b422b0Dd53FB84898Ef1f9426321C6a79f029Dc52EFF8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AD298F22cB88541A3Ec05617B591Be3344ec199df89baE17E5a91FD55dFd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1Ad601a8adF7cFD8ADB768df957B552C34E99126e397942434f188B49ED85f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ae80d66cc58dc4250A95a019A8c6dcb11F2bD0053ae6E9136c03b01Be59a8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x01B079403d9d3DC2452653a679DFAb4Ce85a9944b46617fE1E2a457A66B838C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b104c832fBB4E5CBF39c305acE0f8FC7cDcf6b28a664371bcCE5844996e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B4E2C6311bdbC012DC7f6fB9899C04a6CFafdC0D4eA6ef832647cD5Ab250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1B5684E3D8Fa5b5e5d0A9ceCa2992E21930E21F99C1A90cFA83AAab82Ca3e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1b6827F6836258F625ae18eD40219500c3cE9d1ADED545230F0e3c8bfaa2B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B77DdfA0359aa340368a28A35aaa5cDf5942794689F8f8281b49Ce1a697F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1bb11B6867fe576ebf9f1b694ddc224CBCD5b5FAEAF6cCbdb16100BD0015d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bbF55F42d6ee9d49618A18Eee88a08248AA99f14334c2350A5fE71fe0bcDa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bD513731B47E4B925586A218b6934119689cc78e79161D68Fd6c4FD28dc3D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BD788b843208e1Bf605Fa0021902761E815E1DDE45c18Be5F6a47cDf0663C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c1106C8032Cdc71E7a22f897f7Fca51fEB0fe2fd4e01d47d269B69551f81d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1c2D79E773A33BDe5E6627A14b79C363AAfF161e6752C33564d884308e4C7E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C35bf4eEc563B099d2B243993254f9d552d8a65bFBfa21CE29C36Ae4772f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C3Ed438473FbA83D9c01Bba739B6FD92472F1aCbF055682ac540410Ace3a2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C5d614F01F01828937530b9b8edd1C1030B3b5Ad506FeD25A477424Cd56Df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1C70D3baB5DB43B6A74b62Ed2dF6DF58cE787f2f710d474faB75101dE0D622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C8A172D9eb2d98D0cde5B0672b2A064160bD9f2dEff810F8216C36e27B33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1c910c7A0ACAF3132b2E1D3662D8e5B55AC828102dd24EB21fEffc7b3ac42e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Ca976140510d9Cef12BD9159EAB9D5c0cFd8591c685E6890A5F5729e5B85a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cd6A6BDE8527bbe5f2eCAedcE007292910F2DBa4e3Ecfb0f670BC1A1E67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1Ceb7DD49b90536FC7F7A7e7a5ed6E422Ae402D72217488e523C8b1674933F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CFc120F48660109bA0C8EbA4a68e0bc225Cd28d12b59a58aF2d87624894DA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d06BE08b2F6B948631526ED37fD76f961186A3AAbd87984A482fd4451Ea6E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D34A196C2370E04C9048D5f44675b57DE2b8297216846e17BEfB8cC780A99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x01d3eDDfF57fd8Bf2772c7d8e7603e34f85340b4E1A334AFA5D07180E72dB7E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d66b31b7eB970C31A3C718F62cDf365eEfc6b0646E1aA4d8DbE053fb2Cd7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d69e82b83C365783b182ceB9c008cda5c57929723d89ae9833D73AF14e2C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1D78e3A02BbA397823aEC654849DEA2DB6Eac719e0BaB5355628b6a8eFcA02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DA77f2fb4d088Dc8906f31083cf92071d3e76cB38B0Ec9a92f83DfaA59f27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1DA8587E3E635Df1439981D6eff3A7c77C807bdb9e59a2781Fcd235BFEd125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1DBF96185DDA2C048a6AB5ABA7777C5045A260a0374F462e3eE71e9544ED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Dc881F36781C47F23292D2d588b059Eb53E67aF43f87ea7942891731B0Af1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1dcb163D908CCcd8DE0134FcD8a8A20766Fa492e2DedE22df6Be8D542bc4ED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1DCf43Cf7f679E0478840f6010D655f532987AA70C39452e10Ff5FDb9203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1DE93F5804DAc8EdEC7B9dE55a2c80D1CB098549b9B23cA65c3a19E3DbcBd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1De9933ABaF5a0F7821ED9D756501a2e937dA661944637f0fF2C21554e199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e15b5EfEF75cabB240ef998C66E8A3149323e18775a8ce71242a617C54DC7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1E611668ab8127a36B7f79b1bb6C292517F93E9c0f464B467ccC2475421f10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1e87236C29CEE07d7712BF21DB39E0a121C11F31947C7B4206E5dD8E5b6c31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eA5E3478b4cdC198d04Ba63ce9a1C7362AEA406E311cE3A7bDE0f0f34d74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eB857A7C471cDD5A4970CFbAc24e98b264da2CD01D1e0eF78cbCF0d39852f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1eC5Bb616a44B4E6E73320bDD7a30825F0cd6fD322A1C96B77162f5cd5baC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ecc21cD2d577ED6d8AE1d7f2f0e70F9fbDC866a66D704f2aFa1bFf027f0B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1EdEaF700c59db647431c1fcD8b2CEE02273869F526aae594baA927c906b2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1F00fe6884a71919923ab5548463B9Aa515e509d1079f2f5C75eB67B99Ac5a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1f02777FB28Bb2A777Ab7e7Ca9058BEdDB9C86207ce2c0c19EbB8FC90377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1f1a18c09f12932e15661FF131BE904ba349348fBc789b857c06580F43E9DF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1f2f5F2F500Fa9708B8CC508523F3927386a35E1366c6F7A1Fd6C9fdb1bA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1F447B1D086C66533b481311813a68cDE116AacF39fb9611636f18c795022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x01f4FB9D6386B9c57fa0E52c09872b095d278d75276136b4Ae9f620f43fa7B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1f5290610639F03a5a1a53257A7b0e295ef500B6570dd830D54e595e134a10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1F954a7Fa803b4D6a54a92B07aAf78C2342D160211C91bf066608d78753C93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1fb62ac54f9Fa99e1417f83bcB88485556427397F717eD4E7233BC99be31BfF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1Fe171fC3B3F4D932DA53f302B7112600eE72eA95337cC8B79f9575A89cC5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1fFeCB0490A3C725a5FBa880067b26562D34236830d5Ee4C27e5AcfbB166f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00021A9592eDcef8152DE2B530DB4C055Cd564D440Bc590D9B7DC361d486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00f394b7c9ba5B3a72b35F6e6aBe5511EcaFF6D8EB2e299E9eBD7676C3BD2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04207022f3836B74eCCA59D2F333Fa763e7314452a69384605203aAD5200A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2059e5DAA7D3c3639069e966eBFe204bd5029A6080dBe880fdF6957c35379D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05Ca0ad04123A232dC8ab6c1d33277FAD6f923729f6175C63aaa109c7278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06Ec40651A62E8ef29089512A577C20D1637eaF35dB4c6a83D6fF792c9D4A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07076147379635742B928B0A8758Dbf2227E4FEA2763AFFFD6FC4A9E76B7d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07a283FaC89860d829dB96DDa9E90FdE206C9D848857c085cB152845b06C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07e17a285e2A0224599485Bfbfbe23ddafbE809D236049651cBddD5dCF9e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0938430C3b53F158D3EFaccbF71B8C2104Bc198f95Bd62550B96b68cFd0e6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x020AB414085DF8a80Dd8ccC43684e868E0d422196F8AFCc9962D247eF4CE64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0B2c5780Ad2403EBbdC299D8D494eD70d8607A0168a0B8A306346191ba35D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20bdA7487f05716180C4A66cbB20ca2494a3440759A41B7EE8F98f7B27052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0Cb2732Cd0cA49BdFD293E83ab7C27C4d049F561FA52ec5c840854aa1821f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20e5d468103481A95a89DC3Ea4fd56A7898653d1E70689D6B96450248B27dC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0e854592c040e67266B2e2b36Fef62Dac85A355235D68B32cb0389439d88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x020fE7d804fD0B0d578aee4F51A4d84d93046Ae6933c2aa377ec086c0CEbA5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21145fEf42457DC470138423Dcb5Dc0525170c1906668216F0103313a20884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140a3A60b9251556cDBfB95006c30F43A7Dc8b98A01336cFea444B5f7208E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21469E95d27EAb5478f9b99315d4E19177aF2B737a2Cb0F0E119DE997F2be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16F2291111C44E4148f9690da773d8642e46E9a959ba7f2F9Ec4de4C5009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1714d78512c4D7Cc98F8c3959e9026081f9BB33bBb07066eEbC51b6Ce357bb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x0218257B88Af1840773b90919Bd30951FFF7fd7e83E74A4A08cc68C8dfDd639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1aC7caFf87091527f0b83C8e527B4f9bdce008fD5b87346fFa1E0fbBbD7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1B0fC38d38EE2964cDCdE8e1EB91E73D29EfD927B9C4A596A3f37D6Fb3C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21b3d6efb52068d8C147F8BBEec91bd3888CB37Bf81D894aE059638b2e116B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1e896a50c10950167e2908BFFf558E25087444ad9E6981F400baba880c17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220b9d9488B9421c5c242ee230Aaaa3932ead2643a7bD9E9Cac65902e84Dc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2214461139c9BC0DF736218b017F213c85fabfAFc91F9736e3dCdd20adcFf7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222D8E7d5E074FcD1E10d16173E5006696Cc31097D319Aa75E6185C1c31fF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22415c982bd51FfB78074d9a26d61b9cfc36C202a17D30999D54Ae451a9551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2774D26d9F7e2d50F054bB319d1313e40Fc380557FBD89cAC7D8E1F17eB87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2873074D1625f98D6970F9fDfBeAbBA59d07376780aa11a614465dd98F7e3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2289282189c4192C053c0d0C2389c47D424eEE840BDeFcC506Cec6d8cECa1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28df55c8138a3CFc8bDAacf0e6735dd12c31edBA6CC0dE42D02AA55aD844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2A953EB28Cb8b6e90571F20EE3de338f053f13671cCB83f6A5bE29982577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2b3840acceB9698a3e22BD602d63C8F7666C0AABA488a92253931ba4539C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2b4A611477e44D169735C4709A644231ea279C45E9549C68538913d49879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2d0aC52e0549ffF8BF98692458e09996d45EB4F8838435f08985B005972aC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2311eEc8338dac3c9DdB770b7bEB8a4642866068286eDcc524935E5CB7e02b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323f32313C875a6c0998051a36fCCDFb68533650CFA59978347a2599f0345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32B46f80B682Ca3C0Ed352C111AEcdcF7fb40Db8F7B20989E0742e49EC65b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23351bfC602e2ebEBE0D3e3fcf0913E64Ee01D2b38138ba9B57772eef2AE8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33771f6A947099BC4DB8caDE0259e9A873e3d93F2413D3A19969582D2D49c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234573Cfb5a93ab1B0B16d8801e63d4E90491F30DCaa18237f504508a5a11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375cf36E4a873138606895a708d30947f60a8B3F368Cdae8d38134657f4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237aB723f4741693FcAB8691BB8A757bc3Bb424558883bA658C0a933a7c3A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3949cC1475FE502DE00216EFE5613421def72A0528c2479F2FB41766F3BeD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3b71e94725e98950206DdF7C7dBb83766b6f3Ff9FE349170D9a5Cf43ECA4c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3F4e23a1838B4b37B10ac5EE59e31E92CcA8EfDD1090fA047b9F5083358b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x023fd7F703fc5BaEec22b8Cf5912D92998DBd0451721C4A7D1146a3C3Bf03b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41D497BaF73786280110bEe57653FB697f40a07fCA5EC54f1e8eD90dB6c0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44E3Fb3c023df66B10e5a8656aD27BD87577C1AF1330746Dd32EbdE004dFB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4632c14A0c4eB81EF2555cB493dAfD0D8aDCD28bB668FBF09B8f192A6fdc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470eA294Aa4b28EE4a473aaa8a1EdC6C810C11684d1f29F1F3EdD336Fd0f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490CC35EF707EaE331e16E01C5cD7910AA76C0Ef2F62a50788018b1E9ab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4d00d09d9a10D95613DDBe41eCC6Cba265E963F80A18B878399F65013e68C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4dc2B2509C7E082F7A95Ae6400620991e3F60577c375AF5eA486C9eF1C33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4e7D79732b19C9eb352Dd4d99A116177ff3B8C2630A15859D7B283CC9462f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2530D51DcEAB075D2dEebd52660A60798b18294eeb55842D7D3B0d783AFDEE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5363df202Ea4781bd9DbCE611C1826811C313d9A9bAc7890c8CA002Ae37e2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582717144819Ac110F5Bd058624DDDb919CE94B7C510BBf206F0BAE37974E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58BBd21de263dAF929A147E8B79F9f6329eD1db62578e5f7143A52732527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25901843F2BFaD958a9BA30862e777674146b971b4Cd3Dc0dfEE963BBBB27E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259413E13dF48DF18318a58E597063792c4F70F2fae660595Bc9A3479654a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5970CE44294DDE395Ba2E6F76faF0c0fE6bcE00A474528E5eC43Ceb0B6b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59bDD23F461240ce7F1b6521036FC5E0eEc971E32cC91D7939bCe6FEc7A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59CDc9a9a43ac8Ce627A8341c3687Cc1E6E97b9E6A1A4b80dBC3d6E9ce734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25A2766b98045466DB7aa3a8B255771548D21Dff0190E6E9F7578D3d3B7716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5ab9E6Ded687e457d59d1c0Ee42DFd9a6fA4573aB542AdE227528be3B80a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5c0b0697183188F576cfBf671E34D56B93C524c654e161A2D7C83B036c5e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5c8b815D148BCD68CCE6Dd91F714891FD2B9Bea7A768B8b2f8298770A969d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x025E23874D051a17bD1d145E3634970d1bB290Dae5C0d73386d45982788617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x02603472A707Fc7B8AC902cC3E5EDE57257cc53feDa526EF23A7579940536dE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61069892ECA8E8D4D45B31a36EEd8b188Aaa9c3b4AFC43E799F6A8ee3Ff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6362F31FbEF70cE6a4475Cf1249f596B5c87E29e1e6576Ed35964be2aD90E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63b868B5c5fBa780fA5c486eD61d268E784c6719D5043b38Ad6723085A0E2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6587016f85a837b6e2e29fe2AdE2eB86874D0d9c6B626e64B44ddb78ab4D2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663caE5DB6cb8F3B6e3256542B7a7c4CB38DA4eB70e95e5a7Ad985f1a9af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663F6DEAE8B6Fd183CA432C69394091eC2C7C604fAb2879686369221B39C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6955eEF4132a7fA5f56648c1346d4f331B0869BeFE7E1f26Dd9f42E21d8BE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6a2824b2bd5a9EcDf92FF9818a96675D06EcF57da952a523eA9d5E7e06E91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26b877f98AAD625A4FC46a6c30C3e657BD7ADa14Ba23B59021FeF2a696404F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6e78434924f3C65B80180B4abeF8116417E395Ab2Db7a6aA9D8EFb5b1d99f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6F4AC85C1BeACA58892dB37FEbC5966BEC20348D28eb26e72D488cde4D33b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x02706f60FE66D2F95C5Cff576B52C391d91435781B983Adad8CE8caDAB8cf5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70bc3D221829639EA2b85Fc57d607e3904D6b7c0F278fB0b2dc629113a05f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272509d84020716028D93Dd2eB5A744617d63D8F29c25d064Fd76028E32Eb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272d111E352180aFFbebf4e644Ade956190422b95789Ab04aF44CF97D3Ff10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755f3E78ef4d4eC4Bf23dc7fcaD81C0BD03547c7e02a4E63343379a06fB2D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758036a6C63e08104886E000ab43959649cE744f222a9630dc9fbe0fDD04c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761B894c1Ffb62b87426CFF067Ee0b5fcC3B930350c82152376b87dfD8fc7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277711dA716dd4F78753F7076AfBACD7B745336c740d6db0ACd08b818FD12F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x02787475d4C4003F943Fc2d2C0bfBEE301bBBa9C354b899980B5fD9162f8f1E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797775F3a0e2367c9eaDcC5674C3926D22845fF5fe5e9bc5f50946DD1f259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x02798DA26Eaf3A8e03456c0A7d1f34af8BD1EE90F27fC695A788327171C0b9e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79d61c219b5F4aa56Aaa0e5E585f017bf966af12372971e65C33E2ed9986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x027b9D8Aa539C09Fec3B6EA9E70Ee861115a13C8b54868D8a0CE2725481d55B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823f823d9b55d28bb4d7f32E3Bc9c0c164d4d6E560288344eC80688dF6B0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282723550de65422631100B7B1f17D543E1FCA574044A3E5230bf3B9D7485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856294644A6D25735eA0c43Dbc9b1951363e18D550d2C7F5E5dd1EB990835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285825eb09F850f958Ac6428ecA18d71e26C0804A446868854358DeE21A1E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875839fFDb3f46FC615B2C0737F4c53E89718a0942fb3A006cb167953ABcb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88b3698f58fD7d9D252EcCF9D069E93B72F4f05a75C00481653B911eC17a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898cB11376A9728515d2dC980302b78b68a4CfC716a3B735256078C5Af41B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8bF7C643efc1e76cC57726E72EeFD28b44AAB19dFfD932A5E77B675151cc2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8EA6eA04C742A38a6622335BECc4CFC820319A79649D70D06C80AC1Ebe81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8eCa014a1cdb414862906063B62b8fC8ad5F95a07f301ed746C933D5B0866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28F51741839606E04bCAc7882E5653533BDA4e847BC7Cc0Cc6E514A67729E8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8F9b2F3afeCb62062AB0e4Ab78cFfF142eDe7d39F2412Ee36A41655063e0C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8Fa7414E36357e0044d640d33ca0B82C220c7debF6AEA5aDF61b065e61fc2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90C83E6c2ec32f3d44E4d757F2432Cc43A484B62D7c2691a6e9434115725E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x02911809391DD9EE32672C8cc31426076f8461bF394D160F09cF99cd601C70d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937985B17b2A7d708217CeF64d9e86CD12a78C2077faac9a7858b2A98E102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93fA1b515cc32f648f3d46F8434CbAFb7Ed5116D587054F71B6667224eCCC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95dbd401c32ef417BDdc6D6A17638B7C749A83C68Ec26A6eC5C68Bb355828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296DB4d395153C396dA2Ea06096e0f80a0CB1BC05a3De294bBDf791F7567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2970C50333852A4ee47465ad68065ede6BE3aa4B408c51D69296Ad915405Ff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972a041e6e3b7b3DAe69b9F20094E3Bf5d99FF889Aa857ef86DFbE9f1263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29b177478DFC0Cc7cc25DA5269584665C2F2b12E5d618091CA1D913bEB4D9D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x029bf31948472F3FA63eC730503B8aCE12C653ba22FF113F6383A44a636EA84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9c339266a9ad35d5Cc64c23bf13b7156e72c27B7dF743661537A98Af8260b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9C8214dCdF7Cfac1DbC97A1cD2cd9Ee958515428798b177bF53C99b6D2bbC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9D3D9A4D692030ab3F99f5675bE6480E5e0a85686eBE05cCE946D696667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9e00eD8dD07EEe5Bf25777ae8D54a7305cd12000D8a74337b40EE54FC219C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9F38f2c7023fBdFeE0F9d8390eC38A933cC100B892142cb867F8d9c686cb0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A31fA79881c3ad73536a9415223FA6CE7FBC98854c9Cf09a1111d8E3952EB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A71A6F0516aA1db292896823177FCD3A3CD151079E2B116a2D3e32ee3e0fD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2ab09bB1b6Fba6F82d12f1946bd8d808d4CF8CC7594babA868C52cce233b85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2Ac828246dbAd143aAe9286228bddB51A77D639b7E8e0c7a82A71741A3631b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ae177705f502b8dD9408520DB3595839B2A8f239Cf2C5187161714E5F366E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aE429Dc7ADCdceFA57D04cdb78F3da7c37b1e9f091B1145b49CD6196C8C8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AeA09Bd398A5451f18832bCEf06a53101ca0179391AaB7498f161038360B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b212cF67E981b3aBaCAAe236eA77aBAA93b3A64fb832B8afD1f557D4D800e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2B5167aCC79D186d482AB86E723A983D3eFF7a31f8d15fbB4E16ACBdFE0c69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B5a8a11B5943F1736aF1CDAb313D36ffDb5786dFDB4bB2e92AE3Fc4d08a37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b5C3F65aDEB4ae5f485A1D7D156E1db043d0468C0ec9B132d12F3e6Ac22cB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b615aF34f9d9D49024053979F82C3e7cd587542fbedF797DD57B0cDe0e3B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b631f0299ebd1095C5fF90de558d84e63F6ce5F2b99063c3E921cD8F91CF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b67BeAbA5C5103FCc6251B0dc9B5F7eEFb276E78d3a8abCE6960D36eE28B8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b6A8D3e1f809EEdDdC8D720538Be1A6f8E7b2E656136D4be1571c8eb5BfDD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B6c86aeF115739E2f5ECAB440eA1c47ccb853990145926F13131D09d60E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2B7Fa2c45fd785cD6Fa1a512B9BDca53Ce151445a5ad06A1b54D0074B785D7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x02BA1C396A2a3bD5dcc62fE3F9bD9f85EaA6580609Bb903cCBB8aaD374CF3F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BaC5b9A7c5a1C24f1E25110B7E5191Cd1cE2044482998846B8014F9B574F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2BacCDf5c0977A97961256ec51e14e74909dA04BB67fd511d9B6dD4C13340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2be343bce049e88fCA2F5B0DE270572b780C2007B6925EB7112387Ca4347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bF3aEEEdde30DaF23A9EaA46116d3Bd218a64163fa9d45E5975b07E9D905E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Bf7f2Ee7bb22583335FEb6Dd3aeBD827030B82f57817783C6Af1A6d99fC6F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C1381e885C2d67a7382483ff82aad27712037F99D4DDac12c7d04ccfF390B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2c14E5121B26dae5408E78E725199d469670A1bcb1BF4D95c80c8023b85F0D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2c2d509793bFF9FfCDbebeF4d556Eb7C43F88A0CBB7225affdD5AC4eF62afac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x02c5bBe6a506d7f0Dc31B094BaBcabBAFb8254d73eD4ed0B361634412b01828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x02c8b94701901ea14D69333e4205CfAC74338fAd731D9639af7BA526B69aa7b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2cA3314763904b8aB5fB714c11A4F18490ba4d0fDAb88E964b5C8BE0f70719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2d22f4fcDC6260c30cC74EDa45Dcb02d35B815E9b891E35424223F900fF7B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D2DA599165D9AFd7bDa8B7dbB091999ef2b9df7AD19C06690E1777aA51dc5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2D3bd7a23cd1E48325fe810Aa8fFC79a2E5bD5E545359DDD18a423Ee4395Aa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2D44a4c9CFffc09658b8a30d0e0D7d71a7034267f3D1Fd8EF644E8a1C9B6CB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2D86897DaaDeE2DFFDB5C5B734aB568fE849808105977e0384F8E5D1a0d33D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x02DA4390b8a43c4238a1a0aa6198D0790dAE12ec361668B8Fa50803FE23f08A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dA6Cc5aB8BaCCC71891744531214282060343e99a2628776ea93A83e72dB9F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2dc352d3a0F8728D7174872321d504A5E287839756a6A4183801966333eE9D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e475aa65534bfbF08392C2fB87f2fCf1478F7f6eD9934560cA04b2AEDd24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2E76192121B6ea111eDA568ED4C90D0c26326E2873FF59cBc8C286f4788Fb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2e8A87450cf1dA231D194D91860866740F5d1C98E91DDacc2F40c777f1C6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2EA1c801fD5a1c62a3A76F2c42c70355211AD1e49ab80c9c47Ef048bDfC472d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x02eaAA7bAA7EB8deb4690C8D29b80Ae5369A18da1d619Bf7013943B29D998C3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x02eaf28d6CEfEA548B5C36C652De390641bE5E82fA561eAb77442b61aa8a3d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eBf4A1220505d86A58F886e0715131F38048ce9E6523477674F9a8319dFB2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2Eed6040326ea234c9DF90Af9aBE4A132988cFBB1b7413E5aD1f8e6bB0Eb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2f006034F567D5c2431bc4104b2cC7A1bf8F004bd00cbBfbf7b656e6E6c443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2F0AAAC5B4D2630769F27c06301488A2790650437191Bbea08F627A5d8f6f0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f0d0E06501cd7E4692fe410F490BC21293e9f1484678C55cF72f854889e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2F435D74c9Ab2A69f0Cb722CF7d0cDF945B75B652F6cAa59c271305428cDc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2F63F4D3936bdF4Df06Dbf7b109E8374AC3771B5205B47c15155402181942e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x02F70bc18c7e655eA0c91b65108836f5353108A84cDdbEcb52879DbF63487c2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FA7CfDA49a84118D49a9121a2189Bd7c4B880294b14242e07AB0138197eb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2FC611346a9c0572a2ef267EA1E8f4408D8ee25Bf25A1a69608DDEdF1c9a51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2Fd139d7B8CB30797E6696081Ad1dc3Cae9F1be9F1BD427CB0C955Ab33ad98f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x02Fd62A210B5165A2CAb4bfbB30e041174488183D2Ee3c6E5C2287E521050E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00c3A85e7740667202427ed6Ea6de944fd27A4374b85A246c47a7eD39E6E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3017F7F19CaBe91994475c69216C5890AdE92E2038FB69D2b899735A83D5dd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30601728cFaEcDDd901713e556e695821c59c686252ed35887C0f05bE0be99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077eAE6062BDc6d15886e23e10211323669b9376cB124a1B11054435a041f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0941ffA8874ea7c5C8C943FA50f9193D3748cC219b67fdDa334B37bE85955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x030954669Ff1975dcf2a0A9677876f7f20C76c78b84b851F88527dD9193347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0975b25d63Ec8Eb23d2D599A9086C7BEdE34b22EB1644A13c956a99b81d4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30Dd89E704e31C81E27730f571e00841aB57C4e9C6E0ebd7a61bf8b91D6b7A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101581E3804147A74dB687b0bDFc7D4455bA3E87304449E348d2FcE22C82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3107892c5262631b1DB55E030E08A67F0f790381b1e205d4790a971E3816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108e4d3112D4E47f26A1127A3FE8a891BD6dD62354D74200C68fD07FA567B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311794A751Be5340623743Ed3bb09589dAf31cB858B7B15FE300c99EB03892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119A5dD7f42e783f4595E8479940F91c3aD2C58CAd076C413D2bB3a4CBF9C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314eDB73df404a521c844D60C71A505991D55eD24Fda3640F98D5A3e8CB67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1521586Da6fE0E1BbFAAa196C535b576DAb17167C55Fd478AaAC6625E219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15CaB186baDedda1cbb3aC52aFAaE7597Bbf359beC5bB2c0d25d60bB1B9bE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316e7941FAbcEBa375f3435ae623fe7bdAa561B0d1c7D8e4c0B1B64cAd2F32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19228527DCe377847b552b5e1297611d94Fb8dDc3f3DDAACb9E7961781829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319858610842587d22b8c2cDA1244ED747c00A45f3C70cf15b291D176bDCc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1b5173E959c9Fc486698EFeeab2bD0de97722e2F327e9248F29635B5349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1C0B3Ce1e629066fF59578f212A1Bd2Db6efDA0788D718fB5303DF902927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1daA453a58CE8083985A24fDc34a16869a89ea941AE92ef769d233357c1b9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31e467eE05bf5331b3da4bD1Dc30ed734758096872f7969C480f4ac20c8aB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1Eb14fF20C6659Bc7928E5bceD345D21CC4E6c391D97a4bdca0ace3198453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1F6262Fd5E14Da98F0E27fc1dc2c8d09a79472e46D8a9E3D4c74E81416cf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209f6e805e9c1B5C00d889ad10Fd57a6d862CF896Bda96041d3B7948c16f6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211723b47519BE5BB05B2c90c2dc43bF5620DB8e45da9E799437f514F202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x0322Bd530Ca6f5423433fB223b287407A09b39155533DfbC420CB1691D3dC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248B507086B859C1057Bf2165E8fAeD11Ec1CA2767EE8979c08213B02D2b7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24b237B41FBb3E37385bA3577503B951e5b8c13AEc2AfB1a54f01cf8FF978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24f3401Bb5CB9B7b396BC6065faD94D32cd7628a39C89EeaD456f077f27c0e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x0325244b0f0c961979E61765fB8b63dBF052274EDe3b64A98214b7F4997977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259722812ecB76ABf1d56162fA3402673680A0451f95BEb6cCaCf2Bf60d8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2845A5A9b0c507128DD7127576a301729eD968fc137Cb7664716Fcd8e704a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328d7c4dA2a691A0486DA830eca831d95792Bf7e13D94a30eB67bc1e7Db0Fa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32Cf696cF09D57848ccB251A0B9a1163d7E3BBe12856f275c46600F3e7538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32E1098e4ecB1C5C7F2a5bDde2ba3d12820cb37E2Cf05fe79Ad4bfbB058b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2e72F400f5E77C47D4fd3bAccf89fb3c560c8CbB5cE4b3fD0974d41419E2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2F074fdf1Fe6840C5dFAbBFc8f5cb0c92a899FA9A33D4acE2e224593495aC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32f49eC0384A70268605910829D4af83f2749E3A88a2ef7D02b508bf3D634f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2Ff0324A913f56b666d6b1EC00C7eD5c1a277Fab8fCA29edf274838779337F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x033166608a0132ae030193b7B3f6Da995527c116699aE125E5E0c2DEeF7Ff13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32f422e79c6820b9db56537D9189846d5705e38c1F379DB47455f6CBdB95Ab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x0333545E42d6999c03EC26895baf1aBB1E1a8A48Ee0e307be26AAC98C79033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335f0d18F4553B85c6Cdb6CFc27941fF69F89F0724e42b8838b0a4091579Ba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37ad0f82998BAF58B0a3D1677926cf7AC6bb1c749d7aD3d1A0bad4f7d633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337ed66662C06Be94b3786449313fdA11a90c1E2ED98f5324CFdafcBEA412a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3802125f028E4C6F182ECaF3aa0C650B6FCC89AbA6F620A33ef6948227D6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3396256400E0c4F2b1A8EAF0a7d1713a0A0bf47ab6761F8374F536B0Cac5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3Eec3612888837Ad7a7Ca152e047D1Fb596e14258D97E6e91638659611a37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341A8A94Edb8CDf9f78149948F14ae84A16EE4c115c2BFc400014BD88345d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44FC3112c949f67D2f7B0BD91B0e9f2088a8C5632179BC087c8d7722519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3453094E8d09567Be57E428e126c944928e76cEd061478B910355B4D0C7bEb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345C15a1c8AA3A0E5D4584E3b92eAfC07511DdcEbf34596cC1cf3b56DE87A0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46AD164D628E61be9D434B2Bf481Cb40e78360054b177a9a93d9F3010fDa3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474353878b236171e4c08e52465d9F2cf6C3BaBf726cC292ff1566E68612C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3476E658967d68a518CB9729D49586BC6F9204677026Ed0f4FaA546D55e2eB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x03477570ef348454394Db2381fd252Fa3ECB249253246D1De0DFf5583798DA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49883e2137f54BAeE5ff085a257f758EB14d5a4243b43383944314C1A70c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4b4b1113d8015A34bac9c28c35AEE16DbE0A1fFc7Cf081ddeC1e44642Ce7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4B96BB7491FEfb101ea2255Ce461597A3c349835c75a249FEB46fdA9bF455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4BA670A4C4462Dbc9524d1A2F57feCB9Fa1fAE8703dbe7a12E0e400288F36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4c340F265Ce183aaF1C2aaAC5927222817bF27409Ba28608e4518ac1E937D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5220B58EdE19D4e2a801b25c2b90f8034eB582E2B8819b846DD7Dd7c765c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532986269Dd0f1AFabCC869c5Ad857c4FA29D0f37f45733eF37914C8497cA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353De6C81b61d475B0c26169fdB8e3233D0cb6F38C8B799998E7034c7A707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57f0735c876E05CfDb01c3f7aCFAd239D22B80Dc71C6D0dB2979CCa3F50De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5a7A3628Ed47A7A7b5388266c8129ea81c8a61df06F4b617190d64671f2C7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35B2599DaeE754C1bA1cC830A0462832f84034fDEB531DF44f88Cd6D815ef4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5B5EBdf3386148BCBC53b20B168DfBc22Be5D162A8ebb22F3252e1FDd6e05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35d5C3bd65f7CD456C6FDe96cCD8fFf8E64BA6d8b295c2d594e60774789A57F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35dd30E84F7d61586C6B152524F3F2519DFc11B4DCb9998176B1de9cff9a6E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35dDf2330395149D59B5aF2A86D79200469E6c99e8CDEaf1eE37d127c8C59d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5eDD88a452b591838245393664C91747017Da2141640B9B05AB2524E741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35F89Dc7f5177A47D5C3D9da28a62894B9e052dB588d69D229b4b4a0B058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61Fc46E1CF964333837DAbd134F75E4BBda9a126db2618b60E084d42A302e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647DaF4cd619ABe942C8D5bD8dc75eF93C95F6c2eD89ea906400E59dC6efA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648B5D8eD6aF874538306B8d7b3c9ACe2657b7111d304268d233acd307b3e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3655a6aFa21c73F7096B0EcCa61967f1fE845056174d31d840CcCfd2AA4eB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681Fa1193fC418eF1784c541911e8E4F9f5823Baa89734a98922457a573FF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6b51EE89838edb57E6F82aDDd0A33db00bEF24b730c2F15beAc4729d032B8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x036eb6200D50B0045Bd5F3B8521dE5742692702197173F297e41Ef938277fA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36F47ee551A9ad9Aac0eCf773d9C54e340368fCfC8D38034F2D93fCC91B68d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x036F6827C6D40DFFd948ECbDCfb04a8c2430C29d9ba99A4aCE988a232bf7e6D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70BD9F28761D8BD1852C89Dc29f9683e45ab466424C6a205143ac3674F681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72934892d02bdB9ba8dEe5f14247233c9dff97f1EaB39EF571a03C2A5acfD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3745f2B544b6Af5881bf064D2C3A57b816d8acac3BA860ef555ceE35d7179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3791A94bb303DA6435De7b85311715d9689D6A834e523434705B82F34e53df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379b96E09F031a80387BDE668845F126a21ed0e509C50175270EBA685760d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79DE2EFCFcbABe0cF373bF5B7D951BB28Ff794fA32aaE69ddaA77a0D6eD1a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7a9650b760DCC170aAcCa3FF641D89d0D97DCcD5D1d6A4d6951458623e7fC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7DA99AcdD66784A15Fc0F6E4F0A47586CE6ba00FEb81fB291ad67A4EA4c0E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7FE89c39E69897a940ECabA56997898F01531db967F1063D6A8e1304d1387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810BF92FC1c3333a1C438Ad2Da421e9956DD9C313443b7453b2C9b63816C6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812DDCAa8D8488676C1b4B0Ccb868B0FDfa56A15433be81C64730395425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38240162a8EEa5142d507Ba750385497465A1bb55D4ca014Bd34c8fDD5F63D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x03843053DEd617eF1FD9E8DF33811D4a1cB859c4cfEdBfa61f86cDf85213b8b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8528Adeb2aa94850b1aCdc338345ec48122384C116eBE9c9491746128ed21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85a894EfC5bB761220b04e8F09A6A995BA323C53B92D511A795Ca5DFDcBcE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869A26b415bF94055c4A9DE17B42bF4AA2b2836a86662bF415ed53bE4Eff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386b29A8D670D9F87179733a5f56A66f335D7041C8A6957BD036eeD4A2B26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86B76e2D7e0557d75B45aB0668B3b21051d875B9fD4f96C3291047EE2c301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86D28ff0a881466791eD73915b6679B3560799b77Cedb2AdCa0770a11611d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876a4F4f6E9Ac8D691bc589089CF1b7b05cbba3F6E7ab9b47362EcAa6b48c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87e206d47769F4792Ac736e938d68F7b0e44aB2A0E1ff0f70B7a20A684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388455659091E7841c3a99cBf5D699c643ca6eF1100B0e8a8888954E170113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388C29f7bD669Ed5c3129aBcDa2Aa0725FAfE9372a9bBD91Ab6FB9eeb9D20c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8aEeb0ff3FFDCE5c07c6239cf3cE21Bbb6210981d1527F7E1d35377D285a1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8B7F2cdC94527901d3FA880FB68619eB3e1224e564fFA9c41dBF8e702000D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38cCfee8cD453EBe66759c19787c392cb85483FFcd7f082D4E0C5F137a229d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8CE6d98a13b3F57EaEb19860bf2B274beD168B59eCDC262fAC61F3ce232C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38fD4d803f30e586F125c969DDd37248BE1BB7C177DE7a0376C844ee01b4eC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90321Bb9C8A363065B78bbC4307c7CE1bBfCc51E35229d4FD7daa7f4a52df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90a94B4305F876b55CF9e150cD7793e3Bd84f18716607c9137f79747868D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91F58b8a60D82e6d073CA46Ac258Bb189Aafe5B51AC89a230435D326CFEf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930F18B7749948Bf09Db93d3A5734657143c392b441fD706019A9EDF0B18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95F00c93811E828aBEB377b0C3828bF71dd59479bEf2A0f4f8b8D80962FCA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396100b72A38976d27DA99a3D0Ee6a865BD75DC8Da144A74D6f347fB8e31bb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9886bB6488399a31BDE9dDBc347D5357442151b74e197060a29e9E9FC193A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98aE47C87b69482FEE7c5E8DE2ad95873ab52E4aE3941AC8C4F5ae380a141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9B780EF4510D2e79E3b9A61516aE1f2E066C0647E3Dadf42A9cC3BD1A3a5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39C40179FFF68B4A6E0eC5efDAcA4227Bf776Bdb1D410AbCB31616dcDF594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39c8CDAd323fc6Bc3ba0E4131B1aff317591Ced08D3C6277120afe5a402080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9EF6032b10869324F7D84C7f89891e7a77289B49D0d283296d9036D6E8C0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x03A04Ea7677F71Ab142897c307854f02FC08e0401e9F7c922b62c03dBd6490E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A183dA64517165A99d08732cC7ffCF2f4A2663661F6dE84Da9B950468Af64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A2722414D8567E6B01dab7D122eB9A922103D2b5Ce9aCfdED4f9E1D29B2e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3A2b7e88c12ba6D68dAEeD28afEBAc32722814a22C5c2e78A8D8391E0a63cE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a44dB16896DCD7523f712430eFa226cE3044b3ADD1720CFc9D7e84F9bE53F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A726213Bf567046D8821c5A574F847901156B0Cb0cceAB172cF10488DF80A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A783adAd05B594f6F8Cde62541967193D546a8b868a7Dc4C6128AD2BA1CA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a7FBda39b64dba0B9b433615a76F4b1951c5a5dD8CE91Cc940282E2407be3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3Ad5E448B0A5769139CAeD5D29bAac43869E5340e667ee738330AADEe371C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3B0C1220337ca4576BBB7aF771581fc9B286329cB4ECda186e0b4ce14bBb5e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B2572A075De30E4C52036B60D0B63C834E2aDaca913C5D1239B3b0c640FE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3b3621D410dE29Fb1b869d98CD438E8d8f3db0Da88744fC681c51F0B67Cdc7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b3d6b61485f315260Bb92856feabDcfd3f404dB0EA32CC12fA26e753F7e8D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B7747f476504db5BCe02234B7D7D1f851B151BA731af16fb60013dBa54A6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x03B87498A321a675Cb3D19f309B86099Ad7c7894CE355c068EBb8db0011a52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b9C491Dacb0a2A445590AD4B669975BEbb2081Ef005434A26Ab3501b7b911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x03BC4992b9c55037e20097DC3E61c44363CcfaA10F667e9Bf6cffb3aCeE5efE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x03bcaAF179f18718c86d1C41b5E06e0cd59d4edF1391425F80cBD89AcB6776E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Bd226921Ba3E75694781B3630854274e711E7d97D057E2b7887a42d47B1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be7f9cf2A63cc88be8738feC25c2E815B5d2994Da4e66244aaCe8240aAf1F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C083e107447e4f71C5c4a2f31414d873A3A7d528BBB39c6dc7Ea0593e24dD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c123d0Ac421a4b06181C83b3edf4eC05858f38b50DEB1c6f035359c429D8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C22c9dAf71cc2c9cDb6018bccD3903B94CA0ce74Ba048a4F8EE4CCD7451E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3c3440a244d5d3e7af9FE671bd26CCAac42f23B05fEB00933Dd15a22cF01E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C4E8d261834e0C00e9A6DEAb863d943B50E03475118824Da8a71E6Bc5D6b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C76fb9906076F3F4D7cF9aeF7db3159cD932919CbE2d76276DcF5e4e0E8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cC56B0602B93F8554Bca3843b10F6f63e07d83df78D543B45612d9a1f6EFd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CcbA12965A96dD6470B11a0B3c1C3Ff12bc107CeDBe3B03aaF92424C5509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x03CCdaD9430d7F231C4654a8Bd82f1D7f1A18ab140Bac9FFF6869265f0842dE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Cd348D3850b47290a26c4E1Be96ce9bCF1ff2f38E8d4744a133465B8Db31d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CD96dA640e2a65752541603731D4bCc1569A61733Ec5d34cc69C30aABc199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x03ce2B9EaDdADF58162eB6B43017955962305b39a8A4c45475aD2125ed08be1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3cEDF83242a590FEAd7475BA7ED425984695e844b4bAAD1A11a99064C75BE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D25852F63CB47D067D073bA048cFa15102d85469b4BBFB318a7009773f41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3D2D1d1f0765a05F322EB741867a8A73C06435E67A8B2c282d5f3b6c322F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D32168Fd972aa16095Bde2C8262022605dCE133652C4D6e0E9c4710f0e75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3d379ddDa2ea79A4C5cC6395FD587f59a6458bdE3Ef22393755d51Abec59fa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3d3F82DBFA1AA30A8Bef00825dC233B9ED5c287E89A4b50A752a66Bd9841c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3D43e60583f9Eb4f443c76C17dC3b136350bfe48DCEc329F8BFdC873Ad86f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3d55BA5B8E019429fE45cDddb731A6981e795fC1610355013fe3F76E4F3a9c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d8C0773707eCb08984f284Be905AE34895Ff39afdE9B611B9913d99712CF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D97d51a0C8b0edAA980E755064A662050a539155be039E5e5f821eb0C12A8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d9AbF9352c57055A97169493EF8cb4071a09809a353D12B84d05BB794dbC5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3D9aD96c9d4d95b0E10195e5eD4ba404e3366711D8aFB0c732bf47bD1dba3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x03Db4f4fAd96e5444BDC1D0276f42948763AF1B7BdB7873c08D28CB5129d4aa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3dbf7e92430E149feb0E81259cc66Ea133d8770dCdd47c9C9b670E81c0670E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3dd834Af2D40Eaa28d71DE1Fb747706F924b57AAbC177c327D5d5E50b722A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3DF47DDe575BC00BeAa0517e728Dd040Bb0656B57e677Fea6e61d8c590C09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dF6C96DF389693ef175cCa8737CadE12f4C8fb7856c8a901a8c89835388a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E005b09Bdd138365d4c65A18CFbD1e69DA17A2261d8132b2a912dFB1F08aD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3e1acbA193973A15Be3B7207CB5E67fb90110Da045C931F9b36470BA3384D7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E27709bd4C81A94E16E8b8EA694084D5F1047Cd7FBc4f37E6AdEF9D55cAC2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3e3D2bF4a152841AE301B8378f07583B11325b88f091ECB8C5F4ecF7E3730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E699518099E3F49b462D4520718e34e66b88e20271A41AC20B70864746D84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3E7330434C650c68DfcEA774F7a3e6e8eAD76f0daAAdf9390eFe4787B90Ed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3E80060dF931d8dFFeD2896a65c397B948Ed1De06e88272f650814583EC28D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3E8DFe02069749b4bf097D816479A9638429D4f5a4B40011a81401d04741a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ec15ee3a396eb60667b0BC263FaA02f06089c78389D8C84C86CB4A0CDE882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3EC6b5768977Bf3ba449f7c9134d79e38f5930fb397a4Ab9514B8f6685773E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x03ed42Db6eaC609d77B28f84186F6359c53C20Aa832ED7Ca913c9abb25f9bdC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Ed723ae38eB7867F9Ca901391A996fa5Cea0b125644c4E12af98B9Bd80B8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3Ef0D4D7c19b9dddb211C863F5F619b222CeCAE26b19dD374e1c8A6739858F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3eF5B02BCC5D30F3f0d35D55f365E6388fE9501ECA216cb1596940Bf41083E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3f0461930DB9784b7CA3e485a4b7681904A76077002f5c1fb693608E3d1E5e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F0Ac2f2B9d84B7243631c5827cd8CB85Ba02107A95f42363c97bB99D138b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3f2f509E0c02AAcEb3780dE5E93422c2a6f5727016A94917Bef739b32B84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3F406c7D3510B0ACE68aB1D10f335365EfdA822FE0ebC4CE0AE69F8e52492e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3f45c41D8414D037FADB056AfED9829803f901Ef24aCF23E4971dBaB788297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3F49D2c1a30F226Fa1b715A00A04233f3d442E59bd17501382Fcbae7F439C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3F55c05c51aeDEeeb424AE5A3DDfEE9F7A15a09e86f38739AdAeccE0bA26F2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3F60aFE30844F556ac1C674678Ac4447840b1C6c26854A2DF6A8A3d2C0156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3F76520B7bE111b5f673742625072E895A173d9D5A9aF6896ee22dFf63CBe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3Fe33F5D2696b87fc2e9e897De14d4B59699452174684e5B7dA9E61816BFf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3FE607CD69Ac193cf4E58981c791d0a73a8f604e93Fd2DC414359865CEd38F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3FeaeFFB1aA00562dC506Db1AF8dA9A7B71B56Bf6C7d1f7217a70228F07A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04F97174D843a2ed1B82a55067A6398A2fA25Dd55Ab0087bA7E0D01222aA2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40a3C752Ce296CdB1b579655888ccEe76feF08868A21c522043dFaBFDb4F2e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0bD5A8A1603347037d6A2a5025Fc8776D46d04150a2208f4554EEd85B859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0c6B395AbfdcB42E3bD06664029e3f87a183a91dcd5DdAeA925a850E8FB2E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0CBECB98ffEdD793Aa909a8453c3eb79694F57c84e928736e6a740A2b764b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40cFF7b658Ee60F696e7b0b36D20c4205A0956Aa6566A405ef787BD80f5A4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0FAA903c4143cf6a9de3A1674266349FFC5aD3B796Af1cDfbeA772C28a93c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410a8705F571ad9Af93A9Cb5f78f360ACf59a70276A60f2fEb078CA4DcC2cd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410EC48193F0e86D5c6a34ECFDb825Cc6fD1b9aBb09c542B35C545C6987818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10F1E2813e0BC9DC4FcBd05C84C4F949DA85dfB13E91c978DF032a955f4bf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x0411f475eA06286cE6cB6D11787CcaE6d2b0748a18B20b9E15172CBe52AaBdE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1615828d488468B74C8e3556041B026B85a291D6B47e98af5cbF1E901443C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1782076BC61BB02Bb0ee45Aa9224266DF073D00323ce50FB99FF5fB0a40fF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19b4eE3Fe13CfC4A8e3DDCbDae5E357fD12d42F22Ec7CFc92469f92fC1B4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19Ce869A15D4d02fe5caC578533B4a14D3F816f8DB311ece6fa868a5200D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41a85d28Db1F81EC5e60CB656143327834e692517DD538B1A919A143e080AB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1e9E78a2809B4d390E53A66F02c8837650Eb31eE2f6cFe2Ee011218b50e8e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2191fc49684Ba7524d5400553Df3aa3c2BB65c99e771df0a9e76b0ae44918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423189a7C4556839538929Bc8Db877857Cb604C67DaA2d7e8F8AFe2ECA6b1A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234A7A70bd9b5eB82c0693D6396A4e06761Aab30b3E644bdFeA07DD009f7b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2772A2696f367bd1E2AE453D8302326461fbc69f6813B5Bd99355F024852f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28237A1594fBd676241F8335aFa533B7b87dFC0cd2CC5dd69F2aAddd1fcc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429f7B42A4989d1d2918ef8Ca5A91959C3Bff4906ad089988400488252758a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2C8b694d0499EcFF86298c2fA9d8551f136B40688470B17AdbE6b4d128f1C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2F07F55Db85FBC0bed6eCF550589265518d97c45e696dC48B8471452a6873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42f92F58f84D114534Ea905e31EdF166b8fE8Ec06c79da466066e61790075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303Ef08A7e078bc867a745aEE5fa9DEf4fAF56643bd933D85C0717042e0CD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x0435BF678e2c291Dd505492Bc6b380fa967bc72A21b4E2D2e00b6609767A7e5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4368a06938Ef33F3D8E390478874CD9df37F16E319412B274Ec61AE0f705B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438Cd34B422360d69c0A8a29A0B67Bc31170268F7A4380168Fce26A8Ed980c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39e6bbf7313f4ad1AFD1b00582A3A16523072A0b09E256AAA29f8D5b2F972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43F6569E0149EB43C6a939a0C8a4650732C48D2c03F90368861162D4D720A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4081eA31B076FD7dAf9F66e5405A64Bf3F6384d9FfeA6c6B8C45E5524c60f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41fF387fa6677f5F5969C9faec4e131e1b94b117E4Ee28898e45bE262582C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46Fc85eC006ace7af092CbF82861985ac591DdD7Ef9E536da5108e518462b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x04499dCD67b74dD4d13af06dbFB93AdB716a95f445028b7a2a2A8f5f9AFEa2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44A130CeA9E2FbE23e9f6fb73e4FEF874C37d5dB119a9EadE29A65828831CF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4B113b0d184eC6eFe392715d439d5F8B2a0139A7623961103C682246DC30B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4c0d80799ACA566a792C5EF2491BA5e36391dd7fcEfFD9afE2824335AB55E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44C3d55c9E07138fAfEaAa9d62c7cFF9A96F0dB082a55250D13E4de610f68C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4fBEBCC7645E7a041e052978d93e74E5A9B48a058E0aB12d9E32f1EF7cEC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516E131841B386ff03cC79f18Da22729D2D66B64D5739E298406bf1C369BE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518a70B5016f9cFa34B51B10f91871A723476859e28166Ecf9E8F33EA0270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54Dfc66a9Bd559a811f938Edc3EeC15B3E174d9dAE5b63260dE2E08AE114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567D39e86167f3B5a395C46cB0eDfAB99bf08ac6360A8Fff7F62E93c96584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5c23C47A18577E67D485d5B634d95f83B63f59AD8E57043DcC4014C0b5dD6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5D4cD30f8f447Fb544D96e8DD400f34EF04526347e4AE2C1C2F416cdAB047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5F1A11AbbAdb7CF200b31a178E0b8Ec640008dDDc90cEC3d6f6Ca3E12c2F4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60F40B56facB566Fa3269Ccb89D8FE6c1B50E2ceCC47c660Be59F17D95CE5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6151A7CB307B0FF054971D11c57aB1C7a91b93B361823544baa886C71F49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462a81D9248ac9388C38fb4D34FBdCAc49F2c400c6213de813752E24Ce398f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6324d1E7fABb748B934218Ef2e92E11E14f0D8e2B9741059F2937c5B63B9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4645f67E3e195420B2b4e63742153623E50C143eD8B89c91e3Fb908FE87b1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x0464D823f3639EeA19a228FD5a764332E9dbD10a56d5bF45fd650Ce3fdaC1dc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66bFb05D8D64F7ea23058b1aA406a8caf12023e6277Dca14809f56eB243bA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68377B5FE1370d31F64b1deB6809F2c20b3129186d3e927AA5028D2a9450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68b605971A4aa7a2d8b683FAe9C8Cc55efFdb7fE4d49Af06F64a3A6a95FFA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696b4603b37F5570E161C4998f2e7E887593b98Ac9f5a785f309b506C32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6D3D707dbF973996E53Fc97d0033C10A4F7C382b6d58Bda8154d46cA1962c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6f485dB71A9392aB636799B12dE84d35BFCB09F99Ff6555cC3A16069d40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7157f989F1bFFF1511b08b5a167cd6c4F5548eaAE86CE4896326479025e1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72194f23960E19ACFc1f5f6536452b5D2662Ec827fE23c86ada9224134d8C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473178837353D7714776054b3b2622f207165185A04c00E895942202297abB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7358b727751F400cd9CeFcd5a88C67163c8AdaA87A9399743866A045855cC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47397a0a765AE78d9AfDD6Eb34AF9E15cE087b2aDF9aBecDE7caeFaF8B096B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473B88C25Fe827428f8c385f3841Fbe8177E4800083A7E16E87ae5C9E082A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4746C68f5f6D6bFF7a16fDAd6F543750bD6E46a7C00a9e5BB6820c86347fDA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x04748511563086A2163b570bF7d91Fd0dfdc10900Fee9d725C1109f184b8CF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748D8d43361F798a2cb58b65077165f153C53Cd6457DB002E05558a0CabaA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4759f1deb2482385123BC3AE837e84ad153347b6469dF389034AE25f00E4d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4762607F469a774FC9D230eB5AC6CbEdCE1DA20AE61206A1a79e37B5c19CD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47919B3e4dbeB6F2f19ebB86355a154f275ED0A079d9660DEa8Ca7EE4db4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79f84eb6062e92E674e4EeEeE0719344719EEa06f99a1C428E5c3E998a02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7Ab88662A0173b6014BFC41f7479cF8F973A7212fE5Bc9abf8f40138C0C9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7bb91737823478889acc4D151d632056A71aec158aa64d9bbb7285ed0cCbb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7CB8d34586c339c03C65BB235d041B4d2597562332Aa5bD92A62d114D900d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47CcAE4B7dCCabD0689624812f7dEeB3eD283DC3349b826974FF88107d71F4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7f49885201B4eb82daaD8BC2300786EcE1BCEF770ec20F61D713D6Ca17CE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7fAd371416b043edEB3FCFDBd1Bb304fD9ACC01081125cabA92Cf332940E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83905146a5a8cDbd2beEAc2f562547A6648089827A5F85D1b2b20f1692949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x0483CE3FBDd8Eb75859DACffbEc40D8cC22A0Ae31526924A8Ef732222bF5B0a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x0484218E8930Fd9FD60d1C8A369373cCbc783cecF66A47fE6b3643d9718ade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84AeaaF311084C27Ffd10abB7Bbd2EB4E4d49F51a52F63D88876399b22E94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850bb4E8E87901cF8E358A9E89E8E8914AD937b0086203C9e1c6a841346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87788Cc0846Cf6f2D1a4C0E81F8a7D286C020304e90559D11ABE824aa3E9b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8A5D315EaabA381ab46b81186b5Cc886F345f8828b2fB36264A761A957438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8b72E7a0852ba10A7a5F11E09b2c8c69B0B80ff41114e92Cd0153F168dBcE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8E5A175db528365a4Cc5C5e34CdaBB3628008dF3455cC501Bb0cEeB77AA74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8eE15dB053808576d335930755f8b0bCbe69E4AA85756926195bBEbC58EF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48F24D0D0618fa31813DB91a45d8be6c50749e5E19ec699092CE29aBe8092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8fCc322D37AF0CF1E3E318a999910EB13A60d84AcB1b3bd7A63Dd86f76b5F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490D6D8f3b2f160B46E60a52A9cF376468C5dFA17da784290ab851e9a126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91928EAfa8Dfb891Bfecb30Fae3b48EC2Fcc8202fb1BC187850221B306c26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9277b0c7a7d62F56890A47162560BD51982Cf2244735c066c6295da55400a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9360C0d224A8e6A8b0EEfF7A7933b70759d0fE1C255a0E3Dd2A63d39901aF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93764eB5e5A205EaE069A34ef0EBA1f79B378B116b33573b7AB23BeAff65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97A3A31194d43F4f95Cf40De8cf8CD6F1C8CBd775Cf7c3Db246c284bC33cB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97D29fD5057763f74A925d7c4e6A4422731B74F01aFCf277Ca691F530E958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9a6f2D4F600C4E0f4243e310a76b675a6F29F31fAbaAcF4F40d3f46A76C5E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9c825710365F3cD0a8fA61E27368197B47727a4d0a78981CC2b19FEBAeF9B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49Dbc128c8f6a570e60C043a40F6E98a1C743cfF3B4EB9AD9927f0C92f3c0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9E277766ea8F1B26F50D79E7C75A0d8ae2ee3959046aE7d9fFBc1E81BD938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49E8D096e9da3d07abd487024d8FBd58Eb2835E0CD7518Fafc1b0b0AfdAb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a07E14A1b4caef2cdA3AE6AEDE021615589c502E52ab3F1c8fDEeD02ECe6f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a46AcF34de790A2Deeaa491bB6a545DE3016806b36bD46F50F2F937fA7278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A4970Ba58A3CCfb449C6F92b5E8F01D5198a01D07126686e43d145C264d0d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aAF1e9c1AcAE35db7a1d492da67BD34dfc4c84A22A712fe837E086a1f653F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aB3157b5a917Eda2938Dc0919f29311E1654423e2F969DdEd3502E15f644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b2c73e485c4a624b9c05067f414addFA3b54Fce55Db659Ce2e48c2D4a26d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B351028df0100BcdAe46466d26fd97E86607540cC4A72E893Fb483bAdDd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b5ab8b2798649735D2124531B23034C8b802cDe264848d6D751fD69091e39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b5f8eF974356BE13af99184804Eea85b302806E5B01AEfdcc12206494099e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b791CD6713dD7Fdcb97e300239d2e1f1Ef5B05d720AF76DddCCBe5ddFedc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bCb95ED75fCFC00BC6ed07b447AE3f2aa9d52C1cB1Bbe4D8fF10fE92fC0f8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x04BdE59bFA08f86A95C3A24a344ACF6eE1DA18D5288863404c215f3EBF5A5A6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4bF07967060BE41bce041dF02563A85757fDF9039d0C33Cc6ee6181E26A8B4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4C021F15ECf284F07a749abB7e63E2e544B4A11087cF1ccd41B062cE5530f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4C0CA4ae53c107D643d2392d2d85E5a5A132070773Aac1392278F570f001a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C14a51656b294489408A6E435eBDb1e9a1F9390d8e06f66999d11b3927bB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4C436dA45137fC3d0901E43D739a4fa679F27c57f32b5Ee47e4C9f8f7c0c6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4C4DC01f7D7fe5888e064b36a5d2f47a76b2b4F6F74C5bFb7EB59F7067A36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C4eE940faF35eEd11cE00C1553813DcE67Dd1921522B801fFc163C574620b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x04c4fa1c390467E8889d39fA8CeD55223515C68a5E8FCB18E9a2426A93A1CFE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4c634ab30F85533C6e26917204Bcd8ed137C3F20658cC245f3c39cE09C5E1C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cA007209D0C84341dcCf6E2dc0fcEeA2E38D6D82cec54E9F0C691EC6C1aC1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CAD97EEb180AbaFF714706C9A732e9246DB234C05274bE211A3928fF40e1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Cb4E415BCeD2d487f78e7B52aB794C2c1688E1Be5264ECF0b80a458c1Bc57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4CDA5884a3a4C89261dfF18B14DD8e4a4a7038D9F8Bffe14b744e6e3eCd57B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4D0C1577fB179c446CF2C3A2d1F5D1f1DAF15A7b15a5ded9323A5E82d736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d218d2674A7DaBe546b14AF828BfCEbd494F388C7624C7fE5aa78610115b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d2Ac8032a81dC6cb890039d62a80349E74990672Ac9ECebc1A1318088fda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D777AB6708A9DAC7c2B0AaB8bB1067856b588633c506b4492e25A02809E59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D794393FE5934cB63dFa56731085610fb1272c4C4302e01c9e38E561f2f5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DB90962B129089bf352855dF7A21FF0A7BA0E15C029074d52Ab28db17DD87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ddC3778bc4dE675005D01fae520ffba67A6bfC1EF92b28Ce58Fe28d734EA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4DE639E634c071c3CE8b1C69FaC0500Aab5ddB25A08FD0f757176243e4c04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4E08De08187895587bb493b4E0Ddd38e30B860839A603AaBbedabd26ee768b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4E18c39001bcB1667835678EAfEE2ba39b1D741d5A7231677eAf7a3569eFf2f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x04e287d44d6edB7481d7263314e48077D859676B37aF6fEb8d86b1a5C4aC6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E318575323F3B7f637b1b0308391b082dA53183411eCc8f82C9F46D18F8D5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4e4c5A81354272C4C0A4933Ae267d04fD2e050d3e6F6BcbFa15ee37fa983bD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4EaeA5CFC471266B35Fb2a109C80f5144231a844743b63694204b2a4c4F3a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4EC80F51E598e25b42b7884B27559cb36DD131e1E87FD82A01e4d3Fb882FF9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f42f24FbE46f55733338657A8133a010A651E0E73c5Ae407f21724016AA5A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4f48118dbF51c9f5fA05B59CE98BF67250EBE4E3Ae161596eFe527AE6903fD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4f66D4b70FF3E952e9f340a9c635E3CD72efE62634F93A9b94301B0Ee96A9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f86D9427cde502D9DEb5fa66FEdBB6729fA4cB8a3a0F1f939aB0Ae8b66Ee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4F8f8E8D22eDD0664a666fC4c9F45Cb044AF0b3009b8EC1ea0A0d9C3654114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4Fb84449d76e6c76D03c32eA689D002875d5B544dC01E339477e4C576c37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4Fc81b449cB77219eA7dC3613040725284Cd1aca12E0152cDe9DEC11F9944c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4fe16406b137D1a2f3B371a932fbbb5a7FA6ced9347946A2019Defa59304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0222A8276263933faDd68Ca13577060794E082B951d39F71a2Cd8DdC1f65D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024D1a36806250B50c3bfbaCbC8C3b563b8cC7406A399596b5Cc901b0DC9f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x0505Cf116138D18949B26e8d922c4ca281527ec15C5405761de037B75C16E1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5069c537f1039a5f99e29925F60024951D1F906C562A8D17b23dCdf436d8A3F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x050b3880430E4A24976b8fA7637837B37F9Cf29B17784492d19188b0F2656D7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0cf0e7564e61eD9d440BB394E413E7eD5C3A6F726Cf110ED89d91aF44472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0e29454Bfcae5109B2c5a61D55Dec5FeCec536E23898fcfeB262DD921F51a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0F513Dbc8861E9Bb031c7a6611D9c500C602fbaC718bBA99B1A198Aca471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1064d62177451fc10ba89B242d0c674792d049AAf0757A13C571946051247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5106d30275eB810621C8279A3E143BdFf685bD0B515024A3BcE8935550eaB3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11F032a48920FB530A1c1C3dF2BC9A497cB15F41dfe6677eFB9b4a54842a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130f9B50c7e358522d636451A503e49093B00EB799DB1eA4144de71A0522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51669006370Ef28168e7381295F358e4fA02df7a375c42F44f6774Cf73e0c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519aBe2CcAdC2C7E62361F52B4625DB2D569Aa3C8Da91bee3c8FD296028940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51ac33F4b198D0816b36cb5822778e83869Db85176E7f25C5232D15C5561E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1E19C096868f1Fd5EBDf08819DF0F2E795fa89BF43255f571fc8921F47459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51F44A46f488B0B004D9dBeDF34329FC6984D1ac9223270fC5Aaa71b3f692C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20df680917480e3E72742c4DA68bfFc3a0c74f887aC0E9f059ea8fbEF898F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218751d15223634057cd0B9c7D269B5C0a824Bb4017A57eEAC7943E6f0ABB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21DAf6A23ce0FE28e1c8bdd892898460B60E312076f5D2ECa3D0edCa7e1f4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2863912880481aEc13547B0f2B59AdE5B7CAb11ACf9Ec78Eff9addD0E220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x052F98f574C45A365779e3FF26Cb572A0a89282a96C755A90D0907d76De6f4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31C8F9069a17871ACF8087cF5D9d8712A2D10c2A6a138f3A3AE6B7e6aD1c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32C4766784c52D1b41bE478E61C5745505225882a1eB436d15B1CC3b453fc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532eF9572340aAE4100C925e1a909a05BBEd6dDCFD7bAF95f51Fe767Dd29d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5347622cf10227D6C61b3CC8F41475cEA0FdfA705C0D44527e38A7F4f383b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3817608d73dbdB6488216b8de1B7c82E3981Bf47ED022542e78b3C1AD2Db7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39a166C680c6f1f4cB517E19363541aCC5eE0D26e4471fB5a8345FE07f889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3aAEd9ADEF06Bb824B5D5b0fe80d244352D1A4C332d00A565d7C5C5f25a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3ab55a8717853E634c9c42C9FAF72BA8df65658a1a5f844aBFbE986c376D7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3BCF3e828fEe6B45af1278299f4c9638AF7d6B5DAf661cef301b32b3203bb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3CbbCa37dc9af3aDA31D4653af0A5F93265B736830b52F38795758089bF83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3D209AabbD79E71Cd2cE0E75775Ffa156008FAeb5c62A2484464739B07a6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3dCC90561bbA3E8C81406d05dda66E87E01eaC44b338c8D4f84AD7240223E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3deb8B8b96F9a9a155aAca33BBEC0Ea082201ab26aC1b6EB3968eb94Facd3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43526F91454e8656bde26d5a4CC40B501D9Fa5C7ef772FaE4892f16F108A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545bF6aDA2E2b1280cFe9F17F82592D064d741b94dDDb73b0c33111e542e30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5463a5f120f6704641DE15a3b60bB02d7cc3Da05CE56dF91979D3C5fd1546F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547756bf59a55EeEfE4CcdA2cBAB80C73db069b07a322D5f0e0472E8111b9F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548A097E9F822b2AF3Ebf7b611E3B0d22283530d9c3ce1e524d5eC87Fb9848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4bAE0c87Db0ec4F0b0E6F5B78C073Fa4C25AB4527c166b3f701Fb2b49cFF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54bb2Af45eE9E9F16De759AF25489254dcd11e34895dA02FDf6F81F9Fe0f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4c518D91B2f0575c1aa7D22Cf313ba0d0628136AC206280AAE52AC7D19dFf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4c8EE0da745F6bb79Ed180F54678054555e766e2D2A500a1c84ECD59B6f1E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4d7f3782F5FCDa43407058cE45d023ab452626f5e0222C14464c01FB408eD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4DC922a89d4e17e5CFE1730D6BFe3E2d83ef18d7dbE7da33cB18EeE8f4B7C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54E066bd27DfF53DeA96e0560c367543DDC070f6E7c6B7AcCdAA62F34AB267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5018368eE5958B5C7569dbFDA8d6702888ceade600cbA041D73F3c98E94dD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504649cD7e39778ACeC60F0238c786b45dbf2377225e5b523B282AA735342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533af447Ba4B2362fc4fBCBf0C6504Fb5864E88DB928F047ceC1DFDbe8fe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5541d2ee060924b40C27E5a07C8E075F079157a05b4Dc497E64d7c85725F58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547192B5D1067A335A910979C9793Aac179FB757af641A21763562A282881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x055737374d618FB381E9927AA3bBAdDDBe30f8779f06F72a3Bb12beAf7a2D6f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57Fc23E9408a75728bE029b1Ee1817d3F76EFA1071b0b4594B753442b9BAD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596B3B83982fdeFd036305e8342D33BbCB1c9BA268674aAFbeA011BdA08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55C05B795819ECd3E514Ce0c4e2Fd60B7d32D309A976fa26339eA935e6878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645C5fCb4b3ED90B297B82Eb8b4e1380C378d5515412Efef9353b18950F3b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564bbbbf15BD3D03A0d475C1001fc8f4922F3AcF7b037d117c31a8807F5dD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6678b3b492e2d9d63528F87251F19c4A249844228a80BC411C9D9CE084bBD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x0567D4e5774CBba6464f6B0a5c4Fc83957d7d2A3eB143c516fC1BDFB0767f9D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6b540aA3aB0548e3477730767E7E8521BA77faCcd81524bfA2118d56950c0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6B972986dEdaEb8b6Efa7Ecee23bc791daE3f21306Bff04F84B9C9346cCb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6c2fE5C766Ff9912f7e8C211e365A571A617cb404dE01e72C701aC21d86e1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6C5fb3955faA02DA2FF773fCe7053A2ebd6D5CCdcE861924cB6Aca64Fa931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6ca0b9ab6d4aABE1E46915A166ae230F7Fd8593aeeC5F30075109CA2B64Cf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6D6931FE3F1970D4A2F8908954bB7d9E7D393c20907c4E7a3376d74306B5a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x056D6a7177edC58bbaf7083c9886C77B0a28676049e5505e7148fB6d94ce42a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6E409c24eDF6C655241030e35f22104397E28BC852445c5eFdDdFB9A08c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56f5fB8f4CF0D5Db1C3b10115D7c045983D6eFD9a4D55fA1a8C2e836f7468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56F9fE655A20391693F8B2956b449D9b49F41B956A2a9557D4226CFf88C8EE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56Fb9A24f0974d8e767bd10FE393f7F05921FB07ac32aB4ba340D3173Dc2C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70013D13B260AcC4576B4197aa526722eD9B67281b005893dB4dbC383F50E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70f89F48563cB39c22258d486B729CB051522d5D85b7D8efbfe32fBcfDa53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75a7f1F50D834b4a3D18B543ADfcA487F8A7D4d9d3E26C512f9D714912F35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793cf5992bE93D12Fd66d58aF717FF15291D3C453786856b98Fe9c81278C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7A591a8F95E0362A988b7A4ED49868c2328dc939531609eafBb5b31d6871B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7A8245d03e278f7D1D006411CcC839d072BA2093482623e9cb1f7DAD5B5A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57a8a332E94B0511b37f2FDA8edA4Ab8c4eE071a30916b366e7De50056af56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7ad9e658dd1663b5C74392F8700E7044861955Ebe02Fa5bf6Bb4a00204F77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7df595384fe54bd3AC074d3DB9DA124ae42EEb4C0183a44b19758aFAf9058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57f7Be8e06F2fC4929CbB29d36758814e04c7fd5e9de62ee23daA2c69c08dA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801BaC38470247E0b964cC6C127C79806A954F7eBA3778255b805232821ef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581480C16123AC2B12fd96be346f0299FFbf95a929d061e947F24F3Eb1e1ba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5830e9b1C8Ab98a42De306A6b9972315c8804fE979917d1BAd21Ea7A478b35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583f8b8c43ff16d607246c80CB0dC251682d58ae5388DF2e35960322a2F132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86753231Ab9108e783a5b5b82d6Dc03dF628e91C10146B7c84E20579EE2D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587aFB46B84db6144cE02D93FD9b010Abf430e32EE4aFf25FfC251189876B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8A224AcC05f5cB75966c8b6439144212B3d5fE829Eb8B5281d539Fcb03fd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8ABbD04e253397591143f103190d5e894190FE2C02d612210AAcD028d9Aa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58C2aBd57E3D8c7fC9C7EDaF2267F4D8C5D1079d8686BC02d8d751320cdBFD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8E25e0563b7e16bca9A15D8B3a1dE6f00b77BC50d20ccB3Ee96764235f2FE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91ABfFCb6e2617D1c8ADE4F950FB761fE4Ce9CbBb18c0686B9656fA3b3B4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5926a0e8d51E6f79438c5841073C77b9d32844319ec063f507C55F70a646B0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x059275e6cBB59E4a533ba927Dca3052231EBB4775Ef5bb092D9BcDEA4F1d04d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955c023b0Ee571B5F916402AB4F433728EA768684bc1D24e440240667670A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973cBF052827098BbC2f9791EC8e9A68D2a4cDc56EbB9f9d6ff7B9F55255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5985f9432F948Daba9B50901224Fb118C77A920Aa8A84C9D648d4070189B50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98769b0678034958062DE59eB340Fc735E3FC0E3FF3BfeCC915f2fE51f806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9a1256dc59722Dff27695e23339C87002ecc628b43668C06006Be3349896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9A9926C7f04dC0f6Be1860ea0b7E03D7Ee662Caca613A9967ea61b55b416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59AaA9e7a3439c47EC0F8C47F575DD390728A263bBe34D4665D4e79AAe4a4d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9Ddf33B7eb8A80C7772adCef1950000225fAE213D07B872166Efcf07aCB8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A8EB367D7fc4ff126EFACe73FDB6c7973A0052a9197E7C504b16e914B7c9f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5a9f1b9951dD135Cb748CfEFEa546A590a158a36226eb7aBb21042720609a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AC6f4c806e652F6E6c4DF88A5327F7226c3481b064066BA63ED120d2Ecd9d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AED32C092b4d597e524160d749c4aC4Bfe38960693B79F3C407e9fdf6EC7f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aF0102534341D16b3f954F4B39f7F25122147f71b4e91284Fa2123A05ce7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5AfbD6bb185DFc852b41e9537efB54DebAf2A2787B40b71EB6aC93C0000fC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AfcB359a43431cEFEAbcCE482F1aeA15A4F25Ed50Cc6Dfe204959fAec4f8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b0A0def8C8eea7c4B1002502386C067d218D95A8346b0842f7b8CD534472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B1FE9bc00240Bfa4076ce298E918A1b378c1F1FB258af63321a2B77b03ea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b27Fb1350CCABCb5e51f57ec58A0a1B1947FC7ceb3860fFeBEb238C302B3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b35D486337ac1cB8dd9777697d41d8b796D505C69c02017caEE32830793c1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x05B476F85102fB09584d89dE501D604c40Ea8CD7966942Cd1420176529dbA6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b5619E3A96142ca72BD872431b61f5b2dA349DAFaD4e9919c46E37Cba405d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b78633E0A19b0D46086189A7a33E9cAcC7c37548E69013a3F96636e752e41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5B856fC16bE34ed07BF0C011a4963Eab3843ec37135c522825eBAB0ed776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5B8CBa96bfB142b2af42eaba1f5f174027deB195a6CD19fFb93D1700E9E8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BA5A048a934E1E6c4a8181f6eFABd3b9B10BD3578Fb6C789205557f1D2430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x05BAfe5e92Ab2F039E07D76f54148d7c47AD3ae669C183411131479ea0404B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BCDDE36e3a1Cb56654f54a5a3E6004995874a10c55201d441aFA8CA5C23E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5Bd13Ce3562bdCE310dFd326b11d0c2FAfA1f6cAFE25716b127ea895389afA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5bd8Ab4D952836CA627116bAd96Ab584480c15E94F9802aeA5872d1204c06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c19C438D3a353afecf8c2C7036C879F248D23764C612688f641A6FE896bB6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5c29b106A0980B683A8F3fef7C5DBFb96177EA321F1dF113C2B9AB9220AeA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5c29f49667D19593f7977156Da757Cf49BCD7891B2e65A9A02BE351D23129d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c5497a4FbBD7521bE120904B6a9306072c979f8B610bfdf69E5eB245ea56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5c76b7c099322de43E57ca47222129b6c2FE93f7D4A031071df6a3181048B9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c90b3cE139Bc3Ce85F72EFa8B995726D08206c0054bc57C2e79705A89f26A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c9A64270D786c921a6d3c004aEE52eeCC67BB6305068BAf3cC7bD84565f38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5C9b38E541378B6ea9F0529261097d76bc43B6A80a66e5BceC9Df113C2aA2A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CaF4514217DFcde9A07055699E64afBF7fEF72cC1E0b7738fBb6f73d70969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CbE24Ef34C6b4914a52E757EEd352351B9e703954Cbaa5F3B52bD778Ba04B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cC9770FC2B0d24B9aCa85B89bD5AEA7ED458e4fA3b36211D4Be96312188C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cCAFF6DB42D7793D69eca2F9e76E3981C941756C7CdC8D85847a2a6876B8B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Ceb2F8637Ebe00543C56430577534a72137e3e1791774006828b3Ed7Eb7CA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5D13E11922C917b0D19eEEB2BbBE975321B554D050Bbd48B371f1bE0F5038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x05d36571aB081DB398C9cc27cA08b2FD49563A4d3d117b37D47FE4c96E583a0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5D5b90442c51f7166EF3cD375288a0D4859d3AC49565069aca383123128AA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5DBbA60049241e31e724640c9c9c4f3E9913088EFe46cD3d0Ff2FB17Bd3825F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x05E0E6f37a11132F5a60F985aC4A3eefDFe97a419ef256Ec21f2A4483e689DF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e2377F56F5414334aA21e0cB2EBEC653f829debB4c176cAe3e665628B745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e2B51507ef496AEcE06Fa5dD94a68fb22cf6F2Bfc1d54450aC23bc18C55f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5e5a737D27D100531a80FF805D037892E693476eABb023E8325666FAAD2418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e698331Ea2591d754B72d6C3FDdEE8Ad5BfEC64315045712E3D23C6AA8C5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e87df126d3D619D251D70239cBb881C8004d768432aF6568Ad4B84C2f88d4F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5EA96B82f2F57Be6073cA616c4F0ad2700eBCD7Fa5E84be5672d3480d3A9a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5eB36b73e6932deCe39336CD6f505A3bCDcCc905fBBD09817bd2c616978e05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ede1c0f728438fC2BE7ddC93B0b9E8790C7091d55127BFE605d439c623f32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f17Eb829583374661a8AE382333B34A046345dFbE26FA51bdF4A30fF6548B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5f183A2ffa069DFCBA9874732482f218Cee00d4f0EE2474339a0994617417a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F1da1721932923811386DA9F001B367EeD17934981076010F8e953d4371d9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x05f25039dAE40B95c2937581835E39F8bA4A45d0d3fF8d97764a13fa230e742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5f2B538a7fB950582DE4819ec1E204CD017927d37f5C09e40Fc0786c000B21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x05f2E55F19D197fa234CDBBa5BB22A13915cfa3048BD394614f29db8C8a0976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x05F33b7f382d33bD06b37821D4a331400b44D574Df2e5220a01535e1d872fb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5f3f4C2dE5e1091ecf810832110D32d4F449c071790B57d9C807Bb670f475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5F4373cACc09E5d1d904b5983733F90Ed76A8a8dF4fAD05A24494b2396b755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5F5A8842ca043a69db99BAb8863C4956314D3993e435A32f1f778D4CBAC0b4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5f7F8f26Af561d5b798c9ac99b2693Ad609b31C445f9B448985178bb5D4C22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5fc905b8147BCbB6f3382aD09F91131A849b11b052f237e053aaB285Bf376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5FD6c30D04c54b2063380a3d3D31CB4Fea0aCa635436D43F0F5cF6E7C9EFD6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5Fe4Fedf8572352ec7daA5E0C4aEF45698b70256CcD0fB743F22543Ff71c9A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5FF5e1fa7bB4B119692D66a22793eB6886ef6F37493D8d83331AFd85fc4701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5FfCa96fF1fef431c5bedEa229fA8460B5e88acDbEe051B9c6B25c86A252B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01Ff5FbFDa8b3C21E02702842448013bbB6744fC1a34D94C1d40c200Df45A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0338EC31dC2A197c0286230445Fc58fBe878f0773C685b2e510e35Dd95a2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0402cBfc8dFe9F99e810F04692AE80ac87eEB6aF80493c8336b919aFf1c2B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044284194BbfFaF027373736F573Ce4bfA2318947752c2AfA53273f24CF9D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x06059410E7be37660A3F2130C0c6F9078A5b22DE02af43b1a64C191eE434F4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05eBc7c765298ae68a6F90af68D866F68fA74B7EDE8060fEACE8f00b07a42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07DC321C563cf968d0E6027Fe2b63aab212F00c86ca9C4122a081D81E248c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x060dB27F1CA3465408dFa5653365708b56b5c8d5bBB554DBE86C4965874974f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x06100cac96e5695990Dd7FB08f6941c5e732B79C7Bf955B2ef5C4fcBB37c14D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13c2DE1F975124D599625A5de0796667BbDB049Cd93a3b37a38aB6EF6fdF4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14E0Ea2954Ea4E71da8fb4A00126837D84f6385398b8789a0E66E107dF60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616CfEd8d63CeA63e8D9Da621963dd22eE82D6d6Ea9a00d680dD3D27DF628A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61a3470BAD4B0c68e55eF17408D7c0B96b228794E27B7314da5eb4DdB5f83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1c6aDeC2B3A4BEB18fb405C629b52719d86348070e702E6B8a72e1FDf73f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61Eb1faf7042ca84c0137810f713f22D541a469134D1fA71080ca51A5C313D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x061FFDfA7251f5b8a0671450b08cbbF57FD285a701c2D82bC0aeD22004bAd03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20B2E12fb8d195Ce384512d65fBBDDBdEa26c4610a49f7630282eA7E55077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622Df6735Fb615288EdA0eF4c17F49f4a83e0cf98A869653C63e5bd32e92D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625A19c2B43a76bE25fE24f38a8A916F57ab2411deD2675A56d164F03211cE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62891b532bD095F983F4e189517f79Ab4dB584E6c5288826a260a4152a03Ba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x06305eCeDB5967f1029D11Db79A4C7B0dCAA2cD78A49F5a603d57386ef4561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317c0360BcaCb3961F9431B1D97fc0D048f43AbD0D5b5c1f0DC98E565eF5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31c2F9043Db0D45576045fdD3e417f81dCb0AE0BDCDcFA415C88b4cD7FC56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x06320Beb70a4d4bf3EDd8249a37DC26da8f1f3B9d18B890281b8d0e6e09a9d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63281293e97dcf1c9227b9BE1e9b3cF91987724d986F46e1a2472D935a3EDc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34cf640A2bCE2029F126219056C48CB7e32F7417D2e680cd4F9002b75C8de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35D675C62CE73383dce65FA54dd94a98F2c764A37e64B91f0b11c197fEa07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36aac618F6fB69ea32326E1bb44b341FfA168f2b58D33Bc2e3328Bd09CA47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3766859B6E7C820e91d084e39cBe3750Ea7b5Fde1c026BDB605C7E04241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63906dcF0466198508706913f210dC8Cc65750AeF55C33909EAb5053486E94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3979f8C4f9e7896457d3346071c52FbD664A6497eB06d5a1C8e1f2Dc7d05A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3BfED5b66Dd6eBcD73A10BaB99BC27ad3b79A680E24C2BC09F57Da96FFFD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x063f1d31Ad9F26B4b7ba4e7D865C5D09FE1c18bD185Cdaf941639fB96296AF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3FF25D2A0156d9f3d82ccd8d281098bf594D2740f20A59805140d2EEEf6f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409488e1f08D0A6c05225d499fEA93c33D444619F6B10d6253e079aDD84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64414b746d073048Be4e592293cd7E591Df70Db14D965D2f0D80D2191e415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45F9B269CC5038f04E35D7807a45eECc1903C85700Ba8Fb92a18D38DDe2E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478fb7CF943AfBAb3801Cd64B15855C5Ce13a0859440CA511f272700e356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47D30926231d94dF1188E511fB045B9F57804A921eb028CFEa526D37E112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48ab05532318A10E86737E688B3A226B70218DAB923920B12E4F003596f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648d30847Dc99c1A4a039C01431F62df184ec9A89a1041d32259B59ce2a799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4aCB7b7Bc71e85f29c4D0dfE921Bcda697220dE53Bc8B069588Fd5081025E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4dFaBF21721aCf151e790f1D8b3c3ED5c8f7f975dfb29aC0720B25394Ba44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4e4f7769bE76359ae6d3bCf9B8A84e268580Dd6c7073C404A94360169dFfC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4Ef2428F57C41f79E2b5d4097AC3422A3D5FEE6EEb00FEaAFD1E0560CfCC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5253bd3806376ab2B7C1156eBFfe392d5F324c47E430d87E2Bb02424a0Df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52Ba2c1bAC686F96B9e8b5c83fB65D38Df4b1702F038b6C02be8885fEaf1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551524021952a6dbdC515FbE2D5b5D7CC69D5dB3F7D6d5EdFF3Dd18837B7B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568D639f80C4196bBba66933d550655190FB5E98038028d1F4C2097e9266c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657B7Ce655281f86cED16F26b021bEe4dc748dcD4Cf1F75F9f23731c3ee47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5A0FF92E59dAbcd05eF457C47c948694DE499D61575F8A62C6093cc78b83c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5AbD9Eb04d514AE82095aA81c1A1079Da6bcda224E75e007c831059c1699c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x065bfBfD7bEC0B56444Ba069C6294BeC6d5024995dFe472413A60AeF2feE1b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5D2419A038a0e7953f213D639538490c3f354D0D58E4cC9e2cF5b5b0C3E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65E84d0788fcEb84fbef38697309372E9B782DED5F6fb1a8E0fA977CD16eE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65f25C7E05CA832309Ef692E248b6CA533faEB9a2062Bbf504E6741B75bDA6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604eb1Cd350739D30009855adf11aDFf4aE321D6d3BEcE5fCC918D1Aa8840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63018f4A2f8B8d57c317FaEbc3B3C8C5Af6C45C78377c86894cAa9AcA5527b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x06630a49Dd56f785752C3A88CB763D09C77723B4c945c4cC2ae9fD561D9EA2f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66874cD6a24B486689e8d3C72d876a6828a4aC48a52D9e7FDED096c3369F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66ba2F2517c3886F56e5694Da62350c4C72945f03f07cABBf9b61C3abDB6c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6745Ae680136C1d3E5e0a1D1f4d1EE4449c435ECBfC2Fa13A7A713f62a77BF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66A06F9953053Ca957bb9e92432aA40f031567Af66da7E55b3b375DEB5C61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6AB966461FcEA3E8AC6e7aE9Ff00A98aD99a6b0A2031AD04aD36274EbB9a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6aEe91B0731771fF5a905a4934Aa2668CC0a87410d3718A4D1d94C66cf6cd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66B48f741B38C326a343738b1d20E92F145449C92D1682737E18bB6F08925A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6bABBEbFc7D572eFB5DD7415f46475318992A8ae6FCF0F8aD13648A2cBC2a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66Be0aD9e53F814A49a565399cB26C0F84846100110E74AE4F4033Bd98479C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6D734AdfA018F42e186f3DC891EA470e6144c9580BBFF24d57D551552356f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x066f04F184ddBc8E10D53540b724a336bDA64222d916f277030Ec9d99CF994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671a0c1759cc06b12a46B3143C912F0De2af20537608b56B5d95481d95ce49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72E901042958066dDdef68c4089C620046222Ae019E9EA5c3e5fD7d8456b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6733DacC8D20367Ec932f684B172Ed892620D5e1680C5804f8c8136d932C5E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754CA8ec36C83B4f4241a336C445AF28FA6cb0e30892D34C7a17Dc6eE5eF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76180806f4000f14Eb11b6C7173621E29B404baDA03b3b6ECA551C36bb32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79D9Cd6C0BdC867697063bf69147FAFfe01e5d41d0d61a92eDe2E10f40Ad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7aA90981189d296268971243AD8Dae448f341C41B56a9060ab0C7A655AD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7aE2e184C8e7563e429f0A5e0Cd8a9b44930A4CF31b09CBB243b884D1EbCb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7b17404e2dC287965c657d3577F43a8c73Eee3b18A6Db1631E29b74d931fA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7B5f23B31954E1b31b219EDc524D997287ca6D45259D7F6a939019D358Ebe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7bE791535DCf8e4b12C957E9535f41A5320B3CC1Fc3B438EA18e1Bb9b6c65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7Ccd2eA43698aF366241298a3d5364718c02e974e486e9F9D43450e1be8bb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7EDeA6B0907205753270f6eE30d2c620d77036bE8E2c2B051D52a61336125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7Ef3d503B43f26f89B06D1c29aF629473b3747e0d5eF562f4F5EB3c4d6ef8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7F80e8146a345b69F82ecE9eA1255FE4e5DD29FB3B88f1b1A7636729faCc0B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x06800f66d1B22cac4Dc9EF2E93B13fd1495D6Cc847c978Fd82B5Bbb7bAD82a8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80269ccdd44b81174Ab23e2De0a8516b2141641F6e9cecD181b8d70c0Dd7A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80715c68ee065fc00EE83aAaA5d3DbB387067DE4A0dBD773cE29BDf8BA6f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81Df53b2D1870C9E09d751CB84C95dc22D3e103BB2AA7d4949dFA48eF0998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81f1FE50664170496769583b79157137E8FE5Db3675493FfAd56b0216Ecb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826f64179D7410b76516bdCf66fc6BD9c6B1C3C932D8C74A47823e473d91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859cA7349ad32c4f819A663C59992b98a7F59FeCefd9EFcE5E5d790694915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88260041BcF23b490f7E87398767fA26AE4a527E6ea88EF0Eded0D077F3d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6892b2Cca6Bb1D00245fa80B2E5cd92Ce49CfDD5f28aaad7D60A9eFaba177a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8C152Ad28b9dA9665b37f68b87C1EE4d23aAA5b68cf22fBCC257Eb84BdA0f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8e6bb3A4eDC9cCA85B042dB407C27ac94d4b1b82aE2aA2279A575856d034C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90325f948AB0bAf91CE8738D0ee3946Dd2d4667217858a48F4132A65aE2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924c28839f09a5808C07A5CF764c4F9fcb49A8Ad872B192348B42E928F3Ec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9455fb181538B46Fa831D802bF541BD546278FC94cB131290F24565dE17E4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694C6fC9DdDA18F1954f47e60937048f4Cf871315173E68860E1dB2677868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69761268D261A2f7dC9cD1EBf03727ff5130ad3AE0c9cb6eff3e43f3a092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697AaC48ac606b1D003eb908fa79d55604933c5084117a1311EDFCc2bECC4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984560836D038E6E42226351EB70e627AFC7879df11aA3CFC383D41f6701a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x06994aA28f31b9b2C7A7208FD15b3c3c33a1EB628830e09987B48276ef46727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x06995D42cCF885b7FA8e30D23d4e2af03f344eBDAAE09F147d02566e30d0a0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69a4c7650437bE9C842DBF53AeDb8284B9686753F7Bf8DF2db0FCc0fdE543a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9A51399f5B32b28852AFD339a748DB1d00Fb62871340be0c19B5c5d2ae48C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9a7818562b608Ce8c5D0039E7F6d1c6Ee55F36978f633b151858D85c022D2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x069Ba5d454145c3C42E4C9f3997AB6b7f13A1dCe7F8Aa5d542C14EeAe543Fac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69e1bA028110c2Ad55afcaC60586805481610dBeB3a5999230025F9eE893Bd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69ff701FD5C83C7dc02fFB0f1869b102767be439e1FAceDC1B710F9E28FFF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A0340741D9DE174Bc4408469e6543De56B9B3488f4598F75A4d4f0209666c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a13BFde9A9DDCD58b7A18C1ad169Bb21B56b8aAccB931Ad43763147bAF94a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x06a5c0776803E5Ee18e34003Ba91eA13688EBb3f4C8167e915BacAd1ed618D3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a71dab72C0F16e284D618932eCbd9169DBe2F7640709cf4a781e425A26f4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6a84C1F9864778FccA79DA6995eB4a47fdcaa0D5D64BDA7a766Bc420Bc266e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6aBdE1E58Fb3598E6e1A587D441DdF3373DAC21F550c28fcb76572e5B492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Ac32f102d02FA72b950EBb65198E218D2C339A6D911C7bb757133335Ff3B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aeF8129000dF3AD3a196b0Ead66FD64Cd9bfd7065e361767104510EA9086B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b021D49e0fA06216e38eD887B616bB419b80f2F79EBE7f6255659bcB668b8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b38a58Bc7F3e950AE4982Ae59F60edb14Ad3362b083Ff6b75fbc93F3B842B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6B59E3E5aeBACB6BB933F6E5d21002Ac2208CCa6548C8d75E949045F49Cd3A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B95bC568A97E6CA511157f3e6f7570f4Fc1D26E8B5505835faf0175A43A7c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Ba2935f9F5cf796452A1DB30A4beDaCEc691D68845C12475d818F74a297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6bB5B7F8f597Cda2090Fb0dfaC274beBb24301FA09f03Fec86B3D5632E22F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BCE973855075AB237FA54e285df74cfd1c7128d97426B020a7eb83Fd4B1b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C0Fb9a35d145e627F1CF151e9ad213c57E0FA617a63b13d5E3f4E30209b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C21aC4b1570F8119Db01388A8cFC623De6aB8FE329dccaE72A468C41C62a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x06c28FD6a6FCF514919F7751A7511defB10217926Bd8746CE5A2cE774e9e49b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C364fa52256aA61CFa0C8A38e34F24cD87AE84E4e6ae14064CB2dF9F0dc6F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6c413d758b86a7999369155cCA46bD1D556925526DdD49A4CAf42b1c33c624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c5B0a9ca78C05DA3EE8c6996daa86cb4DA0c6e96700b28Cb62AA2dE3343C0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6c6a9710DbF9B0bD1aE0B3fCaE680eB765f758aFECA73A1D8916341Fca404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c6b15Ba18dF937d7a93d3CE47a42C016014058CA91944206032bE5B510773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c6B98919c228F02206773B2726982dBA576Ce75C61fF3F5D1DD38838F4398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C796072A58040EC87ce2039cdaC36C6571b41cF01cc4CfcAE3C2AbA3A748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c89813Db8810C13C1Fe29e11dDDA686b518b228530c5fD049220cc9D26F49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c8d7913B764220A2823cd1a06faA132caDB2b3BABe230bf81A27C011ae005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x06c8eF35A6e5b47a01a419606FEBb0266e1D12E44FDcdD1Df9523f24D2e1014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6c942c8BEd36b8f0916c8b4e2073802894f1D92Bc8490cd4D55b50311eeB7f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CAe41f984d37d52C81E24D509D61A80a6789d168D08D31d991eEa8cEf72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cB61b4e346c41343ADF181885a3cc131787668af938c651f5522EcEb74A2a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CB6c34a7f57e6eD2Ea153C4dB3D6c872b71F8F06c942046f8f171cd25192e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6CC366B3aD69B69E5DbC3ac77c3711FbdC765e2cc297F3De3fF5a0Af5c7A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cf499176cf7A56fa9fD5c4FB8C37B5271568996836cC2C6B3CA15819c9038F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x06cFFe11B90F64c67d2993573F5eAC222219A7615548031f7eEFccBb10C23a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x06d0E9e2A349986418b326F61Ea57dc33D82688b495B52c5b67A18a49e269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D1E45328af03Ac36b6Be1cee50d3DB9A408c2650831B5E85Eb662c5719E1C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D3Cab49caAbbdA02220b7026E7Ff3842617806A78b5C0769b26Ce19B54863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6D522c62F996D9e40Bfb47b2f135f03Dc922e985Ff601B931211aaE3c5148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x06D5257175082936f11BD35BA49F7556DE1c81f725DAd8345aA761091c51D8d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x06D6aa52FFeee039947BEe39b3d38C3a8Da41a0Df8f723af1d87f53f8cE8DBC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D7fF533deAbe80CeD5A2eAC66693B27697Be12C0e63908B55Dd300A56963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x06De0B9F257b26AF55641758730c38b9154fcdb54d8aD95044382361277faEE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6dE6ca5F14994725F4eDDE1c8Ba8725C33C2B78a51d6DfB8147Ca21FDbC393b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x06de80d8b790ee6EE7ac69518561bd677a5055409b78E86a8F2aA05Cb78934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6e0701D9A4563c837B12F5DdE0Ec482B626823481583365edc9326AA1b4265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E13ba6647809B2e30572C50Ebe5c0eC7663642E6480c6eCf9850e679Bb3bC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6E31A7EE1832fDa08760D8e51451EBfEE4b385549630AE3Bef0334D0135F9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6e4E6E08ad25162681dbEcFe9909ecec83BDE6e099ff1450F3464954Bf7F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6E6B037Dafd889829d70eB2Eb08aDA7B301027d191a6acc7dbe1C6049Bb3EC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6e7b0064a821F0F9933c760B9Fe1C6BDA37aF7D5Fd4F82D47c2B671fBA113Dd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0x06E8B90058E61f022f51141f05D7af8Ba0998B1dacDbBC8D43F86906b32B0BC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Ea70a9f54E9Bc122e26A6160c69793Ab4faebDF186C1225F48d49412B1Da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ee30265f698814E8270D97b214A9d689C83e24312aE6FBcd9371B43acC06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6EF2e936f382aA5BE4E383825867f71d77ce626Ac2D37ea788C1C1D1Bf4E6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EF8C2651f64b5456bd40f40Cdc2fFf475BfaB8f200A890e8F5f46f16998Ab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6f39eb30ceb74e8f29204dF11cE106eF982a34D4e2Ac0C300344a0d8Af3235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6F3DadBbaDe1eC3e1A1d11C4319e2bE151dBB2D575385a94A1D0De24649ad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6fc552B2380fD067d27F9ea1ca35FdBdF7934CF4de7584F964bffF53813D01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6fC5CcC8f24779CA7Fef7d1e54CA1674f2092aBbC3d2Eab87CF8F4a8ECD1B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6fdBf11D38681cdCb5F1c2298758939EdFBF19d26A0E48f27832246B2F071A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70215AE0e2B941F7B457c1804212fEDE43AC1d9D05Ad528AAeeb726D74EB2F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023Ffdc3362545a62b0247fb496C31EFf861fe01214076771Efb77D79138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02FD5317Ca77a283A35a9B8F8026828F7B1Cb0362C6277Bc406C6454a6f0B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03a2BB0e0beB0Aaf5355171fa6D85d400822d68c2d6ce70E095B71D84d6Ea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03FA198C06A22b039BD8a9f0615B1Bf0D3cc4f9a457512F19d205dA31Fc53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x0707aE8a2c024FB837B7ae19b4cA8b79758326FBBEDEFBa5D945d275869d70c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07C36d569dBD7cF1893f099D7f2361039d712DA25647B815E2D7BB037245A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0800C1B165f5ee98D45F5C0847b0E7aBBc48E5845897C21D29A7bDB76776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0810e53A1a4C77Bf8152a77410F20e7b5d7871F70C54eD269f9c9BDaf24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70C0038192f4564530Fa64314b68681E499e42d036C08ae7d674464BD22D08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0F4cc4f81cB9dB1859951f00EBd2E1872Ca4E2720DCEFEf43D2D2e077b4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7139786f667D6Ab9eefe9CC3F7D8308db007B79BDD32A07Ec0087aabF0f0fB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1538f6445E0c6179B786230a3E7B5ddEE40B72673A9b5A395DA20f4657bD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16e39b21fE7062421Cb0056E1E3323DED9e9154915c0e89F1c9dFF206ba4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71813b7E3F5589653278FD12A088dBfaA1F454b67B141aA8A35E44dC9A4cD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18ADa9A4091949F5E986505FD673069bBe25Fda1ab366cf6308172F3C74aB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1b6Cec1AcEe2BC808F5125164D2c89Eb13E2BD0bBcFeBDA5811aE7E5C539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1c78C4Dd405012BDCBC5644DBF5382338f71bBE11DF7e1F25c04D0801Adb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71D229F67a2D33148027B5DB8a62b641e17569d37DA8aa345bFAC7Ad362823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1E5033b9eB92401fE67B33ad43bae7Bbd23A4ED10Ebcd58Cf33ea01DFA62C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720ebA8eDEa43289347D8CC5518A1944B3EB5c9bDe8F255c4946f9FF21D782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24102a5654d669ba7CE25E420e733ddb409B753598AB0883ad476cf9FaEd7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x072456CE0abd19E6703108FB5CDDf7ee937BE731840F59231e9c8e47f48dCf7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27930d62456A75997833d02F208024059E75dfbDFf61003a7d6900038b7Bd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727FA91543DF62a340B209d13Ac4865fDeC37ba87d93FEd5C40c4329CC15ed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72c157F32be372fF9898C5a7fc7C03b184e73b97Ca63b4A74EEA45Ae4EB07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72fB7f81204827A4d425E3580e77c732c52FDD4561880470082f46767b23E2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3335cc71C93fe46c04C14e09e7cdE7ca7f6147bb36c72deE7968EC3ABaf70d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073557b8946bdD1cFb2FC8A11F896d903d06D1241F409d746cD2EdE0fFb56c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73629cb192F9B07c480f684a03Ad3Dfb86838082D0e9e949362b536c6FaAf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373801d265D20dCFB6ff9794B72292EABC3fd27F12a7C2C5Ff0a72Ca85B0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37ac2Cb9e4b1a52D1E9F89DfFB0756483a8221497e816F33971F21110C4F6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38742056DFbD9ED4004fD14c6eD9744bd3Ecf0B33eF7Cda07E9d1fC1279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38776a2128A5BB3fFBb515249907Eba8F00E8649CEdb4A416995200e21Cae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39C611547B79F037E7Ecb9bE2D5201b512aA771E32C571E2DDB4d80e391eF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73C0873e2Ca9faCa96A3C2D234a11AcDfA2418c64665441EAA6E3aE712Ec4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3df6bf92Aaccbd2D6f8101d86fC513C9E1E721ef2B3Aff8E53B120E4CC2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73f4C39ccFD3D808Ee717258596334b3427b6389C3023408835f12950F6D0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x0740A110d4493C1f4fF31C7fc3c3f4caFf1Aa0Eca3272feb7111C07cc6eaA63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40Ff14647Ed0cB3554b8E39AF66A68718d0E11b66FCc9A0632B77Fb2429B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42AF54424A480B51553764f49bF952058C47C1A06b4249f69d59bBF60A16B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435c8f66B343122AaE92680e59A7D7344F0d2F9dC7f1a386fFfEb9DfE8D75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43a40C04d30e9A70390ef3EC152b00cAF6Db5B3f72a0E39D512472A2b1e9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x0745D1E0B4bdc0C07Ca937f399834a889c81EbaeBc96c8E8Da1Ee93927B23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74600c4b5FF4AcbDE9527490F461346Ab6C91E4b79E8850A50184029C79d6A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47B1A09c3DcB8BB59037de5dF6187623a4DFf9DeE50519e1d4216D122AD5B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4892A7fcF95041B11f823CdF09EEb876c22bC096ea666356e9ee2b710C8b0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x074931E5a9A44a64c71921f92163f6046D64b206D0CC0a0e0d1Ec0822de9363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74A98dE817247aC893c3a5a3664d52bc36e91CF40cDabd72437970cCE5B38f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4B1347cFABA36D65FC5fe8E03406C34f2b71643fAf9cf7eCE4Df6caa6AeEa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74e398e8cFdc999FAeb8494F8b7A03A7455fdDcdA02E2F0e85435cEA5b1AD0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74fC15a2affffA68Ac08D5914EB37127c11E161bf44914f252D5D2f300223f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x074FcBb1006E5a0fB043d6eD72759983dd050d914f5C4CE86C4794A132AD75c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75066d53C4a8Deb10a45A78B61752915bc6341A5f2929989228b236EdE69F9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751DdDfBfa482cfcA35181028D4EC3959d32285D25d20Eed7c944c4b72de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751F22bd912d501d5b84Db94C6802fbafe74fB1aeCF6626D974Cd5D751909E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753cEB2ddAE136078fe73cEe308C432c4082fAae4F49019C084e1E320bD7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54866cE75c9d11f8d738F49aD1a81Faa9d287b23f7917C0D3067a3c10131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x075633328A0ad6d68bf707DEa4A97D0CA604A48801Df36A87B993b1287Ce38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5686193770ef7B492D7975e463fed0719f80411d153Ea5Bc38669C284885d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56C323bCd60b4471a94c668f1Eb49955f65B025b696283Af604960Cc2DD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0757c7d2124FC9B5F34a6a19659aC6522C3B48d5467A50b672cA5463237915C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58e27304E11aB06789179f0a12bc86759596FA9924618fBB72151d80347d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5A9F6646B4c183238f405765054F23702056D18C46635D5B946fDb00Ce98d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x075c87F906E05E399C95a7824c58C082ABbb10E2Ac0aF47D9C32A256a16782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5D4073621BcDF4180A0167F406A0E025fc461d5fFa17923a1F3c18Eca0467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60A2d9A5C1238430Eb483D22162ce7915Decb09F1EdEdFD954C2501B35A8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x07644743CF33D50422c7EDb85177d23363E67e1295E7C157B8385ec6a083d8Dd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x0765553C69F033BABbeeb83313E62E9e0522D0472a4EEEe8A1acB03A79cA36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673A130d54BFAe90dB942B89BB2cfc42621B6da40C36fb0824bA5be5514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673FcAEa0136531f632dCcA1439aCe51b2e018E56A8Cac1506Dd4d9d22E5b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x0768BCB73fF4262E6523947D3071f7C399BA965F06320Df08248b258E2EAe5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76977e1B52B8798930074F3179cdc91657fDbd17E4C0F322C679Cc973D9e88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6af702d94bCf975895f98C71F8334010e9fa8CAEa94767c145388b592043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6B425970f54C537ed401fbE04280e89F0D8A80877eB4f489D55E7B69E013c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6B9c97Ee90f85788aD918D7D0F335eAF6724Bddc373956E8946E0cba79C87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6bb32c5a18d88C2e0f8DEDf3b2DF274f67BC9fFeC77699AFC1D3430ed1C7C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6C43304F469e5F2a5e81cAE292EAD3AC9f74864DFBD7f7499Be2d47b3F00c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76f5774e76B7E84B64f6A5AB5b5E2b715daD5F198a8f486b92920EE97A81Ac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76f75ffb70889aF30435B193f599dD98Ea2eb4902492D2c4f007d5742d1Da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707d4fe02cC50bD3b843166264465013910efABFCF987CF14A9B07e340395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77316Ed446096aC8578d34a173B591510C42B94676830bC645d178a7b45bae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774302128727C00b6871A04596d577a007d00fAd16940662c7118a6f94Ec2B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774B9100718F79D1D96c7a9333F587eB6E7D3217eD0af634BC578485D62EAa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774Db92eb40C1eC9Ae74E09E74f1672F310Bf173182ecD16C67BF1b33E9Bfd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75FcDbE769F4664381b48EB414660C523A12d9d5E28bF35DAA2874F31D22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778e7ed15d7DB266616e7D27c96da6f4CdF2687e44963e8E1669C625021dEA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x07795B9D8A19AB5988C27c408895371B9C2eecD26cA5c5865CEB21F4d618AD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x077Dc9fB5B2B26a1896C7f0BB9D1c55b47373eE304fDeEB73e458d3f06c0e3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7f2C7ce80874C90Ff9bB975a2608c07262eb893e14E4593287101963c73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87e2C8134AEe850fa387f9368737DD5dD140C782B7842226315abD553126c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891728CEF2ec21B082C95F2Fe1bba2D862B22D62ECE8d7c0285E2189c337A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78A89A1CC51240535C334eb8E8dd57DfF46121C10c8a7fedC4bb6444E2cd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78bd38030296b73e8e7BeadD45F4D2864DB623DD86F4227BDA6c338341470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792d91E1A358B9646C6172869ac2e2007e1987F000dFd40011eA5E793c48c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792FF621614e1aAc3c198F1ee99CED8D2765bb5c0685C0Db55C4491894868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79986E7004Bc4fE0063A62749566c9f1531e1132F9f3c8C2E3704688d5de97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79b6f2012E8FC8B94b79d81e24Fcf41D5cc3B84CD98e3ba6fd715bA0D2037F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x079BB7B02849C9A08C3e1f0C11580580e50d4738f83790867A1c209fAA43013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a401ebD6a5777D60Ed0EB9639D0BF8302103fa147D97FcEB1B55e1c8ED027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x07a405163822f7227Acd9079335924519097bA7e993EE00D9ae4A7F490d98c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A56C524e88f2947664621B576CFb63696050217E702D9328879a11c6b8F0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a652780cDbd57a76242188aC9E9190924f9A6bEA231860ce12Be29CfE375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a6A1Fdca710f921b45B7132684b96E629491D7C61D680DAd89122A8C017B9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a78Dd713eB75Eb5f89c503F847a44F4c62a726aFf65a82773589DFAF8acF9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A8a4693e27C5ac15E11BF32e381B1f6273FD5492c11C616F7E09dd62145b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7a9b9B13954077390F8d7bb9f06Aa97633Ba914470A8b8cBE34F72a491B414f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x07A9ce27Faeb7bdF8bA49892cE402031598FE8F1Ee6D60065399c2d6fC7913f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x07ab27902f8C50Ad57F6fc92FeBeE2440131B8525EE95A7468686E1A8a60919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afACb7F158d054A341A2c5981596a97e76688cef98822240856f61a57090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b0D4BfdB2eBf2F203DdB218049bCd6699c96c852B9C6bcaDE6cDc79C98172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B2663Bb60921a890cF2Ab37fed66071C8790A6C4AA52AeEb4E215ab56E7de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7b26E6133F7fb1bB982B0557742387CB54ED98bEB5CA1487Eff5E8daaa9BB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07b2F5544F33cCa6184Bcbceea2023d98290675e74c05183d363Eb3EeC3D0a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7B50e1d3c417c59cc96973B1011AFcd8124460120baB32B3EFd0Ad588ef01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7b7968900F61E32d838eDDeb8c3010e34Cf87bFD4686cb5B660164799eb23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B8BfDD826d7ff00b28f1b3E027aFF5d3D1B7b0E7deE2BCE0128229a4846eE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x07b8F42194403850C595A88AEecaCa2Cc2008858927a6D9614131C09810f9ba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07B9099D576d16F150c7839dDEE9F2fea2fDf9316be5940A803512fb318e889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B91c22C920F09BA46bcEA9A08cBD9daDe36781B7c00D77E362f118bF920Ef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07B99DD22e7768b3e5F534792dCe678D05f31083E63B4D8Ba19cEa7BE83e504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b9F7f1E58DC3097bb6DA0F937F07Bbd68dF40429438b0b8ca7D84f2AA61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Ba5791039D45f60B46BF2bbB7cB72ba67feE9d54b17ECa9fbb9D039ef6b3A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bC31cd1DD2D7701D34c9658a9bA880ab12b3B2beC519cA3040AE9814f9e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bE16a5E967F6024B4A7a5C120551E80580521DC7409C69B5A689e99e7216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c2272a986250288B15301D5739990f014180cB61Ce740D133506be510174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C4f327d2759Ff5c349345c15314a7C5027d0836D6f775684e321eF1f3A48E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C592d5688EBD954f404d946A962514E7C58926983A653F0385A965B785f02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7C68Da1e23BF740B8DF11311Fa92f7a601b444C7DF17A9f9577c59f4E5a410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C71B745cC463b29fD51EB8543f2321A5BA97035048d21c9db8Bb8350DF32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x07c8C75cc15bFB154e16563521BBC58DD83C1C3C2500eE68d946Ef2dAb70277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C8f82Dd7551959Fcf73f09210576cC11a63590627834e697D4b8E36649542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Ca18A73fF4f4a265D4600E4814847b4DbCFCe75d346f245D906AE0838B85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7CB71eAA93Bf82a3Cc24f126dAEBEcb9085f710180403816a4743499E4f20B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cc807137D3862e571F3B5f2bDa4De4906dbEdd90bc5F96170f5b977BC6657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CDFb6d05a827a247F24702Ca248ff6097Efc1Bf8F934DAb0b1Cb9E029f0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x07CFbFa28Db9E93008d59750030d8B6C75F166f2B3F55Cf7eab5DcA8032295c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d24F1F710ac6206F566Bf6CbA819a8ba59d8c13DcC91C2d401bc94fFF536a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D65daBfcdd5120f1d73b8d70Abd46f1D491A93E47AA96068938cF8125F15D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x07d81b98FCd527407A43921e65d6270a9ea11e416ab8a9868337bCd9054ad7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7D8b6636C410F970001a1223B6F054295c41FFFF9134f2298D4eabf65844aF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7d8f9F7F6e2ECc7414196Fb7985b675b33D8a35e0a18e8Ae3Cc85dA361B677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dc7236Cdc4AD4A30A15D4b20619d6f4659E0587Fe54316aEa594F461CC1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DCd35a23D89074B34f16801aD9607Ac1fB4A022126d148D9e1DA2c0337491b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x07dd76A79a417FEea7F6f3ad07ce04ceb6361EB6779def148B37a2CD20995cE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7e06115c788357907773A6e5794d8e312158C42150959cfe675454DB8045C6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x07e1827AD2a00fC1F434aE9f5A2FA0dC0e562818D2E156e1c9B750c2053E3cd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E1ec78fDa065D5F147c28f316b835B8450F2328ecab5aDb454f07A43309c0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07e25dEEbAc89bD17aCc0a20032d64769F50aA991A763dEFe3B1d06A67da52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x07e66d041d25d3100405515d9c35efed259E1903AcD3bE749621aaBd236F64e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7ea6B19BcA99Ca21D0aCc7684B93a3270af4035740e82EF4913d653Db39A49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07EcCCD71C829dEadfd13aE0DC8e9b1BD4719640077B6B22A4f769993f007b1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7F047D7F57872C37398eaa5Ef170382F0f56da91772904d1F8c434256c57d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7f283E52c7F7Eae6d7167585194C3E53D580Fdec4C89C13C3cF376A1485a15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x07F2FeB6a50969a64f0290AFF687B5B426dFEc32C20FC5744b68cD100788A85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7f4E3c86185697090BC757839315B5F22AF4F76Bc9f12Ba395040A8bbEECbC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x07F521e7Fcbea39670fF8220F144Ec9Ffa335f76024e6cF5071D66B89e218E3f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07f6a27e5344246E106457c623D31Abd8DB686128eF4b1C3D2e3bBe03D7fD0B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07Fa83CC9691ACf0744BEb8ce243B37A2F126868a7D45a9340fD78085fC79bA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x07fd178FCd84755AadE1DAEFf45915946e5D3B67A084846E353943338e02e32F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x07Fd4b9F40882c7F2E5286B1271c3E86e0cac142EffB57792cdE285f246d30b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7Fdcad2A136889F14E1516733c512642bDCFd5309e2D5c7B4d5120D21Afa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07fE5BFd138C67F5af332DcEf111f92D6f7CFC5ccA3956269fC0A4e233a1c12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Feuille1.A1:Feuille1.B13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5:55:00.660515780</meta:creation-date>
    <dc:date>2024-01-26T16:20:35.880680693</dc:date>
    <meta:editing-duration>PT25M34S</meta:editing-duration>
    <meta:editing-cycles>3</meta:editing-cycles>
    <meta:generator>LibreOffice/7.3.7.2$Linux_X86_64 LibreOffice_project/30$Build-2</meta:generator>
    <meta:document-statistic meta:table-count="1" meta:cell-count="2760" meta:object-count="0"/>
  </office:meta>
</office:document-meta>
</file>